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3256in"/>
    </style:style>
    <style:style style:name="co2" style:family="table-column">
      <style:table-column-properties fo:break-before="auto" style:column-width="3.4602in"/>
    </style:style>
    <style:style style:name="co3" style:family="table-column">
      <style:table-column-properties fo:break-before="auto" style:column-width="2.5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6602in"/>
    </style:style>
    <style:style style:name="co6" style:family="table-column">
      <style:table-column-properties fo:break-before="auto" style:column-width="2.9339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3.4701in"/>
    </style:style>
    <style:style style:name="co9" style:family="table-column">
      <style:table-column-properties fo:break-before="auto" style:column-width="4.3673in"/>
    </style:style>
    <style:style style:name="co10" style:family="table-column">
      <style:table-column-properties fo:break-before="auto" style:column-width="0.3646in"/>
    </style:style>
    <style:style style:name="co11" style:family="table-column">
      <style:table-column-properties fo:break-before="auto" style:column-width="6.2728in"/>
    </style:style>
    <style:style style:name="co12" style:family="table-column">
      <style:table-column-properties fo:break-before="auto" style:column-width="1.372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9.2654in"/>
    </style:style>
    <style:style style:name="co15" style:family="table-column">
      <style:table-column-properties fo:break-before="auto" style:column-width="6.9217in"/>
    </style:style>
    <style:style style:name="co16" style:family="table-column">
      <style:table-column-properties fo:break-before="auto" style:column-width="1.4043in"/>
    </style:style>
    <style:style style:name="co17" style:family="table-column">
      <style:table-column-properties fo:break-before="auto" style:column-width="1.3744in"/>
    </style:style>
    <style:style style:name="co18" style:family="table-column">
      <style:table-column-properties fo:break-before="auto" style:column-width="1.4035in"/>
    </style:style>
    <style:style style:name="co19" style:family="table-column">
      <style:table-column-properties fo:break-before="auto" style:column-width="5.4882in"/>
    </style:style>
    <style:style style:name="co20" style:family="table-column">
      <style:table-column-properties fo:break-before="auto" style:column-width="5.1764in"/>
    </style:style>
    <style:style style:name="co21" style:family="table-column">
      <style:table-column-properties fo:break-before="auto" style:column-width="4.8744in"/>
    </style:style>
    <style:style style:name="co22" style:family="table-column">
      <style:table-column-properties fo:break-before="auto" style:column-width="2.2618in"/>
    </style:style>
    <style:style style:name="co23" style:family="table-column">
      <style:table-column-properties fo:break-before="auto" style:column-width="4.2598in"/>
    </style:style>
    <style:style style:name="co24" style:family="table-column">
      <style:table-column-properties fo:break-before="auto" style:column-width="1.6547in"/>
    </style:style>
    <style:style style:name="co25" style:family="table-column">
      <style:table-column-properties fo:break-before="auto" style:column-width="1.1291in"/>
    </style:style>
    <style:style style:name="co26" style:family="table-column">
      <style:table-column-properties fo:break-before="auto" style:column-width="1.0327in"/>
    </style:style>
    <style:style style:name="co27" style:family="table-column">
      <style:table-column-properties fo:break-before="auto" style:column-width="4.1602in"/>
    </style:style>
    <style:style style:name="co28" style:family="table-column">
      <style:table-column-properties fo:break-before="auto" style:column-width="4.3535in"/>
    </style:style>
    <style:style style:name="co29" style:family="table-column">
      <style:table-column-properties fo:break-before="auto" style:column-width="1.7189in"/>
    </style:style>
    <style:style style:name="co30" style:family="table-column">
      <style:table-column-properties fo:break-before="auto" style:column-width="1.1075in"/>
    </style:style>
    <style:style style:name="co31" style:family="table-column">
      <style:table-column-properties fo:break-before="auto" style:column-width="1.161in"/>
    </style:style>
    <style:style style:name="co32" style:family="table-column">
      <style:table-column-properties fo:break-before="auto" style:column-width="5.0827in"/>
    </style:style>
    <style:style style:name="co33" style:family="table-column">
      <style:table-column-properties fo:break-before="auto" style:column-width="1.5791in"/>
    </style:style>
    <style:style style:name="co34" style:family="table-column">
      <style:table-column-properties fo:break-before="auto" style:column-width="5.1472in"/>
    </style:style>
    <style:style style:name="co35" style:family="table-column">
      <style:table-column-properties fo:break-before="auto" style:column-width="1.3291in"/>
    </style:style>
    <style:style style:name="co36" style:family="table-column">
      <style:table-column-properties fo:break-before="auto" style:column-width="6.2516in"/>
    </style:style>
    <style:style style:name="co37" style:family="table-column">
      <style:table-column-properties fo:break-before="auto" style:column-width="1.4583in"/>
    </style:style>
    <style:style style:name="co38" style:family="table-column">
      <style:table-column-properties fo:break-before="auto" style:column-width="5.6083in"/>
    </style:style>
    <style:style style:name="co39" style:family="table-column">
      <style:table-column-properties fo:break-before="auto" style:column-width="4.9429in"/>
    </style:style>
    <style:style style:name="co40" style:family="table-column">
      <style:table-column-properties fo:break-before="auto" style:column-width="2.2547in"/>
    </style:style>
    <style:style style:name="co41" style:family="table-column">
      <style:table-column-properties fo:break-before="auto" style:column-width="6.1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6402in" fo:break-before="auto" style:use-optimal-row-height="true"/>
    </style:style>
    <style:style style:name="ro7" style:family="table-row">
      <style:table-row-properties style:row-height="0.3291in" fo:break-before="auto" style:use-optimal-row-height="true"/>
    </style:style>
    <style:style style:name="ro8" style:family="table-row">
      <style:table-row-properties style:row-height="0.4244in" fo:break-before="auto" style:use-optimal-row-height="true"/>
    </style:style>
    <style:style style:name="ro9" style:family="table-row">
      <style:table-row-properties style:row-height="0.2898in" fo:break-before="auto" style:use-optimal-row-height="true"/>
    </style:style>
    <style:style style:name="ro10" style:family="table-row">
      <style:table-row-properties style:row-height="0.3728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a6a6"/>
    </style:style>
    <style:style style:name="ta3" style:family="table" style:master-page-name="Default">
      <style:table-properties table:display="true" style:writing-mode="lr-tb" table:tab-color="#b3cac7"/>
    </style:style>
    <style:style style:name="ta4" style:family="table" style:master-page-name="Default">
      <style:table-properties table:display="true" style:writing-mode="lr-tb" table:tab-color="#ffffa6"/>
    </style:style>
    <style:style style:name="ta5" style:family="table" style:master-page-name="Default">
      <style:table-properties table:display="false" style:writing-mode="lr-tb" table:tab-color="#cccccc"/>
    </style:style>
    <style:style style:name="ta6" style:family="table" style:master-page-name="Default">
      <style:table-properties table:display="true" style:writing-mode="lr-tb" table:tab-color="#afd095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ru" number:country="RU">
      <number:number number:min-integer-digits="1"/>
    </number:number-style>
    <number:date-style style:name="N10037" number:language="ru" number:country="RU" number:automatic-order="true">
      <number:day number:style="long"/>
      <number:text>.</number:text>
      <number:month number:style="long"/>
      <number:text>.</number:text>
      <number:year/>
    </number:date-style>
    <style:style style:name="ce32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5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wrap-option="wrap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3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62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 style:data-style-name="N169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 style:data-style-name="N17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87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0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ffa6a6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afd09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afd09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afd095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cccccc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background-color="#cccccc" fo:wrap-option="wrap" fo:border-left="0.74pt solid #000000" fo:border-right="0.74pt solid #000000" fo:border-top="none"/>
      <style:text-properties style:font-name="Calibri"/>
    </style:style>
    <style:style style:name="ce66" style:family="table-cell" style:parent-style-name="Default">
      <style:table-cell-properties fo:border-bottom="none" fo:background-color="#afd095" fo:wrap-option="wrap" fo:border-left="0.74pt solid #000000" fo:border-right="0.74pt solid #000000" fo:border-top="0.74pt solid #000000"/>
      <style:text-properties style:font-name="Calibri"/>
    </style:style>
    <style:style style:name="ce120" style:family="table-cell" style:parent-style-name="Default">
      <style:table-cell-properties fo:background-color="#afd095" fo:wrap-option="wrap" fo:border="0.74pt solid #000000"/>
      <style:text-properties style:font-name="Calibri"/>
    </style:style>
    <style:style style:name="ce68" style:family="table-cell" style:parent-style-name="Default">
      <style:table-cell-properties fo:background-color="#cccccc" fo:wrap-option="wrap" fo:border="0.74pt solid #000000"/>
      <style:text-properties style:font-name="Calibri"/>
    </style:style>
    <style:style style:name="ce88" style:family="table-cell" style:parent-style-name="Default">
      <style:table-cell-properties fo:border-bottom="none" fo:background-color="#afd095" fo:wrap-option="wrap" fo:border-left="0.74pt solid #000000" fo:border-right="0.74pt solid #000000" fo:border-top="none"/>
      <style:text-properties style:font-name="Calibri"/>
    </style:style>
    <style:style style:name="ce69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/>
      <style:text-properties style:font-name="Calibri"/>
    </style:style>
    <style:style style:name="ce85" style:family="table-cell" style:parent-style-name="Default">
      <style:table-cell-properties fo:border-bottom="none" fo:background-color="#cccccc" fo:wrap-option="wrap" fo:border-left="0.74pt solid #000000" fo:border-right="0.74pt solid #000000" fo:border-top="none"/>
      <style:text-properties style:font-name="Calibri"/>
    </style:style>
    <style:style style:name="ce78" style:family="table-cell" style:parent-style-name="Default">
      <style:table-cell-properties fo:border-bottom="0.74pt solid #000000" fo:background-color="#afd095" fo:wrap-option="wrap" fo:border-left="0.74pt solid #000000" fo:border-right="0.74pt solid #000000" fo:border-top="none"/>
      <style:text-properties style:font-name="Calibri"/>
    </style:style>
    <style:style style:name="ce79" style:family="table-cell" style:parent-style-name="Default">
      <style:table-cell-properties fo:border-bottom="none" fo:background-color="#ffa6a6" fo:wrap-option="wrap" fo:border-left="0.74pt solid #000000" fo:border-right="0.74pt solid #000000" fo:border-top="none"/>
      <style:text-properties style:font-name="Calibri"/>
    </style:style>
    <style:style style:name="ce80" style:family="table-cell" style:parent-style-name="Default">
      <style:table-cell-properties fo:border-bottom="none" fo:background-color="#cccccc" fo:wrap-option="wrap" fo:border-left="none" fo:border-right="none" fo:border-top="0.74pt solid #000000"/>
      <style:text-properties style:font-name="Calibri"/>
    </style:style>
    <style:style style:name="ce82" style:family="table-cell" style:parent-style-name="Default">
      <style:table-cell-properties fo:background-color="#cccccc" fo:wrap-option="wrap" fo:border="none"/>
      <style:text-properties style:font-name="Calibri"/>
    </style:style>
    <style:style style:name="ce83" style:family="table-cell" style:parent-style-name="Default">
      <style:table-cell-properties fo:border-bottom="0.74pt solid #000000" fo:background-color="#cccccc" fo:wrap-option="wrap" fo:border-left="none" fo:border-right="none" fo:border-top="none"/>
      <style:text-properties style:font-name="Calibri"/>
    </style:style>
    <style:style style:name="ce128" style:family="table-cell" style:parent-style-name="Default">
      <style:table-cell-properties fo:border-bottom="none" fo:background-color="#ffff00" fo:wrap-option="wrap" fo:border-left="0.74pt solid #000000" fo:border-right="0.74pt solid #000000" fo:border-top="none"/>
      <style:text-properties style:font-name="Calibri"/>
    </style:style>
    <style:style style:name="ce84" style:family="table-cell" style:parent-style-name="Default">
      <style:table-cell-properties fo:wrap-option="wrap"/>
      <style:text-properties style:font-name="Calibri"/>
    </style:style>
    <style:style style:name="ce81" style:family="table-cell" style:parent-style-name="Default">
      <style:table-cell-properties fo:border-bottom="none" fo:background-color="#ffa6a6" fo:border-left="0.74pt solid #000000" fo:border-right="0.74pt solid #000000" fo:border-top="0.74pt solid #000000" style:vertical-align="middle"/>
      <style:text-properties style:font-name="Calibri"/>
    </style:style>
    <style:style style:name="ce127" style:family="table-cell" style:parent-style-name="Default">
      <style:table-cell-properties fo:border-bottom="none" fo:background-color="#afd095" fo:border-left="0.74pt solid #000000" fo:border-right="0.74pt solid #000000" fo:border-top="none" style:vertical-align="middle"/>
      <style:text-properties style:font-name="Calibri"/>
    </style:style>
    <style:style style:name="ce129" style:family="table-cell" style:parent-style-name="Default">
      <style:table-cell-properties fo:border-bottom="0.74pt solid #000000" fo:background-color="#afd095" fo:border-left="0.74pt solid #000000" fo:border-right="0.74pt solid #000000" fo:border-top="none" style:vertical-align="middle"/>
      <style:text-properties style:font-name="Calibri"/>
    </style:style>
    <style:style style:name="ce130" style:family="table-cell" style:parent-style-name="Default">
      <style:table-cell-properties fo:background-color="#afd095" fo:border="0.74pt solid #000000" style:vertical-align="middle"/>
      <style:text-properties style:font-name="Calibri"/>
    </style:style>
    <style:style style:name="ce131" style:family="table-cell" style:parent-style-name="Default">
      <style:table-cell-properties fo:border-bottom="none" fo:background-color="#afd095" fo:border-left="0.74pt solid #000000" fo:border-right="0.74pt solid #000000" fo:border-top="0.74pt solid #000000" style:vertical-align="middle"/>
      <style:text-properties style:font-name="Calibri"/>
    </style:style>
    <style:style style:name="ce126" style:family="table-cell" style:parent-style-name="Default">
      <style:table-cell-properties fo:border-bottom="none" fo:background-color="#cccccc" fo:border-left="0.74pt solid #000000" fo:border-right="0.74pt solid #000000" fo:border-top="none" style:vertical-align="middle"/>
      <style:text-properties style:font-name="Calibri"/>
    </style:style>
    <style:style style:name="ce135" style:family="table-cell" style:parent-style-name="Default">
      <style:table-cell-properties fo:border-bottom="0.74pt solid #000000" fo:background-color="#cccccc" fo:border-left="0.74pt solid #000000" fo:border-right="0.74pt solid #000000" fo:border-top="none" style:vertical-align="middle"/>
      <style:text-properties style:font-name="Calibri"/>
    </style:style>
    <style:style style:name="ce1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Calibri"/>
    </style:style>
    <style:style style:name="ce105" style:family="table-cell" style:parent-style-name="Default">
      <style:table-cell-properties fo:border-bottom="none" fo:background-color="#ffa6a6" fo:border-left="0.74pt solid #000000" fo:border-right="0.74pt solid #000000" fo:border-top="none" style:vertical-align="middle"/>
      <style:text-properties style:font-name="Calibri"/>
    </style:style>
    <style:style style:name="ce160" style:family="table-cell" style:parent-style-name="Default">
      <style:table-cell-properties fo:border-bottom="none" fo:background-color="#ffff00" fo:border-left="0.74pt solid #000000" fo:border-right="0.74pt solid #000000" fo:border-top="none" style:vertical-align="middle"/>
      <style:text-properties style:font-name="Calibri"/>
    </style:style>
    <style:style style:name="ce106" style:family="table-cell" style:parent-style-name="Default">
      <style:table-cell-properties fo:background-color="#cccccc" fo:border="0.74pt solid #000000" style:vertical-align="middle"/>
      <style:text-properties style:font-name="Calibri"/>
    </style:style>
    <style:style style:name="ce107" style:family="table-cell" style:parent-style-name="Default">
      <style:table-cell-properties style:vertical-align="middle"/>
      <style:text-properties style:font-name="Calibri"/>
    </style:style>
    <style:style style:name="ce146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Calibri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style:font-name="Calibri"/>
    </style:style>
    <style:style style:name="ce55" style:family="table-cell" style:parent-style-name="Default">
      <style:table-cell-properties fo:border-bottom="none" fo:border-left="0.74pt solid #000000" fo:border-right="0.74pt solid #000000" fo:border-top="none"/>
    </style:style>
    <style:style style:name="ce11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Calibri"/>
    </style:style>
    <style:style style:name="ce114" style:family="table-cell" style:parent-style-name="Default">
      <style:text-properties style:font-name="Calibri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4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5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4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in"/>
      <style:text-properties style:font-name="Arial2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start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14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190" style:family="table-cell" style:parent-style-name="Default">
      <style:table-cell-properties fo:border-bottom="none" fo:background-color="#afd095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51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rial2" fo:font-size="12pt" style:font-size-asian="12pt" style:font-size-complex="12pt"/>
    </style:style>
    <style:style style:name="ce161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rial2" fo:font-size="12pt" style:font-size-asian="12pt" style:font-size-complex="12pt"/>
    </style:style>
    <style:style style:name="ce195" style:family="table-cell" style:parent-style-name="Default">
      <style:table-cell-properties fo:border-bottom="none" fo:background-color="#afd095" fo:border-left="0.74pt solid #000000" fo:border-right="0.74pt solid #000000" fo:border-top="none" style:vertical-align="middle"/>
      <style:text-properties style:font-name="Arial2" fo:font-size="12pt" style:font-size-asian="12pt" style:font-size-complex="12pt"/>
    </style:style>
    <style:style style:name="ce162" style:family="table-cell" style:parent-style-name="Default">
      <style:table-cell-properties fo:border-bottom="0.74pt solid #000000" fo:background-color="transparent" fo:border-left="0.74pt solid #000000" fo:border-right="0.74pt solid #000000" fo:border-top="none" style:vertical-align="middle"/>
      <style:text-properties style:font-name="Arial2"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font-name="Arial2" fo:font-size="12pt" style:font-size-asian="12pt" style:font-size-complex="12pt"/>
    </style:style>
    <style:style style:name="ce230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0.74pt solid #000000" style:vertical-align="top"/>
      <style:paragraph-properties fo:text-align="center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235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2" fo:font-size="12pt" style:font-size-asian="12pt" style:font-size-complex="12pt"/>
    </style:style>
    <style:style style:name="ce256" style:family="table-cell" style:parent-style-name="Default" style:data-style-name="N37">
      <style:table-cell-properties fo:border-bottom="none" fo:background-color="#afd095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2" fo:font-size="12pt" style:font-size-asian="12pt" style:font-size-complex="12pt"/>
    </style:style>
    <style:style style:name="ce237" style:family="table-cell" style:parent-style-name="Default">
      <style:table-cell-properties fo:border-bottom="0.74pt solid #000000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2" fo:font-size="12pt" style:font-size-asian="12pt" style:font-size-complex="12pt"/>
    </style:style>
    <style:style style:name="ce238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in"/>
      <style:text-properties style:font-name="Arial2" fo:font-size="12pt" style:font-size-asian="12pt" style:font-size-complex="12pt"/>
    </style:style>
    <style:style style:name="ce184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176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213" style:family="table-cell" style:parent-style-name="Default">
      <style:table-cell-properties fo:border-bottom="none" fo:background-color="#afd095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78" style:family="table-cell" style:parent-style-name="Default">
      <style:table-cell-properties fo:border-bottom="0.74pt solid #000000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37" style:family="table-cell" style:parent-style-name="Default">
      <style:table-cell-properties fo:background-color="#afd095" fo:wrap-option="wrap"/>
    </style:style>
    <style:style style:name="ce138" style:family="table-cell" style:parent-style-name="Default">
      <style:table-cell-properties fo:background-color="#ffa6a6" fo:wrap-option="wrap"/>
    </style:style>
    <style:style style:name="ce219" style:family="table-cell" style:parent-style-name="Default">
      <style:table-cell-properties fo:background-color="#afd095"/>
    </style:style>
    <style:style style:name="ce220" style:family="table-cell" style:parent-style-name="Default">
      <style:table-cell-properties fo:background-color="#ffa6a6"/>
    </style:style>
    <style:style style:name="ce40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9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3" style:family="table-cell" style:parent-style-name="Default">
      <style:table-cell-properties fo:background-color="#afd095" fo:wrap-option="wrap" style:vertical-align="bottom"/>
    </style:style>
    <style:style style:name="ce168" style:family="table-cell" style:parent-style-name="Default" style:data-style-name="N10000">
      <style:table-cell-properties fo:background-color="#afd095" style:text-align-source="fix" style:repeat-content="false"/>
      <style:paragraph-properties fo:text-align="end" fo:margin-left="0in"/>
    </style:style>
    <style:style style:name="ce171" style:family="table-cell" style:parent-style-name="Default" style:data-style-name="N10000">
      <style:table-cell-properties fo:background-color="#ffa6a6" style:text-align-source="fix" style:repeat-content="false"/>
      <style:paragraph-properties fo:text-align="end" fo:margin-left="0in"/>
    </style:style>
    <style:style style:name="ce233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37">
      <style:table-cell-properties fo:background-color="#afd095" style:text-align-source="fix" style:repeat-content="false"/>
      <style:paragraph-properties fo:text-align="center" fo:margin-left="0in"/>
    </style:style>
    <style:style style:name="ce145" style:family="table-cell" style:parent-style-name="Default" style:data-style-name="N37">
      <style:table-cell-properties fo:background-color="#ffa6a6" style:text-align-source="fix" style:repeat-content="false"/>
      <style:paragraph-properties fo:text-align="center" fo:margin-left="0in"/>
    </style:style>
    <style:style style:name="ce139" style:family="table-cell" style:parent-style-name="Default" style:data-style-name="N10037">
      <style:table-cell-properties fo:background-color="#afd095"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6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afd095" fo:wrap-option="wrap"/>
      <style:text-properties style:font-name="Arial2" fo:font-size="12pt" style:font-size-asian="12pt" style:font-size-complex="12pt"/>
    </style:style>
    <style:style style:name="ce175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a6a6" fo:wrap-option="wrap"/>
      <style:text-properties style:font-name="Arial2" fo:font-size="12pt" style:font-size-asian="12pt" style:font-size-complex="12pt"/>
    </style:style>
    <style:style style:name="ce173" style:family="table-cell" style:parent-style-name="Default">
      <style:table-cell-properties fo:wrap-option="wrap"/>
      <style:text-properties style:font-name="Arial2" fo:font-size="12pt" style:font-size-asian="12pt" style:font-size-complex="12pt"/>
    </style:style>
    <style:style style:name="ce251" style:family="table-cell" style:parent-style-name="Default">
      <style:table-cell-properties fo:background-color="#afd095"/>
      <style:text-properties style:font-name="Arial2" fo:font-size="12pt" style:font-size-asian="12pt" style:font-size-complex="12pt"/>
    </style:style>
    <style:style style:name="ce252" style:family="table-cell" style:parent-style-name="Default">
      <style:table-cell-properties fo:background-color="#ffa6a6"/>
      <style:text-properties style:font-name="Arial2" fo:font-size="12pt" style:font-size-asian="12pt" style:font-size-complex="12pt"/>
    </style:style>
    <style:style style:name="ce253" style:family="table-cell" style:parent-style-name="Default">
      <style:text-properties style:font-name="Arial2" fo:font-size="12pt" style:font-size-asian="12pt" style:font-size-complex="12pt"/>
    </style:style>
    <style:style style:name="ce191" style:family="table-cell" style:parent-style-name="Default">
      <style:text-properties style:font-name="Arial2" fo:font-size="12pt" style:font-size-asian="12pt" style:font-size-complex="12pt"/>
    </style:style>
    <style:style style:name="ce183" style:family="table-cell" style:parent-style-name="Default" style:data-style-name="N10037">
      <style:table-cell-properties fo:background-color="#afd095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80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65" style:family="table-cell" style:parent-style-name="Default" style:data-style-name="N10037">
      <style:table-cell-properties fo:background-color="#ffa6a6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66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243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10037">
      <style:table-cell-properties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234" style:family="table-cell" style:parent-style-name="Default">
      <style:table-cell-properties fo:background-color="transparent" fo:wrap-option="wrap"/>
      <style:text-properties style:font-name="Arial2" fo:font-size="12pt" style:font-size-asian="12pt" style:font-size-complex="12pt"/>
    </style:style>
    <style:style style:name="ce266" style:family="table-cell" style:parent-style-name="Default">
      <style:table-cell-properties fo:background-color="transparent"/>
      <style:text-properties style:font-name="Arial2" fo:font-size="12pt" style:font-size-asian="12pt" style:font-size-complex="12pt"/>
    </style:style>
    <style:style style:name="ce208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 style:data-style-name="N10037">
      <style:table-cell-properties style:text-align-source="fix" style:repeat-content="false" fo:background-color="transparent"/>
      <style:paragraph-properties fo:text-align="center" fo:margin-left="0in"/>
      <style:text-properties style:font-name="Arial2" fo:font-size="12pt" style:font-size-asian="12pt" style:font-size-complex="12pt"/>
    </style:style>
    <style:style style:name="ce269" style:family="table-cell" style:parent-style-name="Default">
      <style:table-cell-properties fo:border="0.74pt solid #000000"/>
      <style:text-properties fo:font-size="15pt" fo:font-weight="bold" style:font-size-asian="15pt" style:font-weight-asian="bold" style:font-size-complex="15pt" style:font-weight-complex="bold"/>
    </style:style>
    <style:style style:name="ce27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4" style:family="table-cell" style:parent-style-name="Default">
      <style:table-cell-properties fo:border-bottom="none" fo:border-left="0.74pt solid #000000" fo:border-right="0.74pt solid #000000" fo:border-top="0.74pt solid #000000"/>
      <style:text-properties fo:font-style="italic" style:font-style-asian="italic" style:font-style-complex="italic"/>
    </style:style>
    <style:style style:name="ce275" style:family="table-cell" style:parent-style-name="Default">
      <style:table-cell-properties fo:border-bottom="none" fo:border-left="0.74pt solid #000000" fo:border-right="0.74pt solid #000000" fo:border-top="none"/>
      <style:text-properties fo:font-style="italic" style:font-style-asian="italic" style:font-style-complex="italic"/>
    </style:style>
    <style:style style:name="ce277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gr1" style:family="graphic" style:parent-style-name="Note">
      <style:graphic-properties fo:min-height="1.089in" loext:decorative="false"/>
      <style:paragraph-properties style:writing-mode="lr-tb"/>
    </style:style>
    <style:style style:name="gr2" style:family="graphic" style:parent-style-name="Note">
      <style:graphic-properties fo:min-height="3.9276in" loext:decorative="false"/>
      <style:paragraph-properties style:writing-mode="lr-tb" fo:margin-top="0.1654in" fo:margin-bottom="0.1378in"/>
      <style:text-properties fo:font-size="10pt" style:font-size-asian="10pt" style:font-size-complex="10pt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fo:min-height="1.5555in" loext:decorative="false"/>
      <style:paragraph-properties style:writing-mode="lr-tb"/>
    </style:style>
    <style:style style:name="gr5" style:family="graphic" style:parent-style-name="Note">
      <style:graphic-properties fo:min-height="1.8665in" loext:decorative="false"/>
      <style:paragraph-properties style:writing-mode="lr-tb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fo:min-height="0.778in" loext:decorative="false"/>
      <style:paragraph-properties style:writing-mode="lr-tb"/>
    </style:style>
    <style:style style:name="gr8" style:family="graphic" style:parent-style-name="Note">
      <style:graphic-properties fo:min-height="1.2445in" loext:decorative="false"/>
      <style:paragraph-properties style:writing-mode="lr-tb"/>
    </style:style>
    <style:style style:name="gr9" style:family="graphic" style:parent-style-name="Note">
      <style:graphic-properties fo:min-height="2.1776in" loext:decorative="false"/>
      <style:paragraph-properties style:writing-mode="lr-tb"/>
    </style:style>
    <style:style style:name="P1" style:family="paragraph">
      <style:paragraph-properties fo:margin-top="0.1654in" fo:margin-bottom="0.1378in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3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ВЫПОЛНЕН&quot;;&quot;ОТМЕНЁН&quot;;&quot;В ПРОЦЕССЕ&quot;;&quot;НЕ НАЧАТ&quot;)" table:allow-empty-cell="true" table:display-list="unsorted" table:base-cell-address="'Улучшения сайта'.C1">
          <table:error-message table:message-type="stop" table:display="true"/>
        </table:content-validation>
        <table:content-validation table:name="val2" table:condition="of:cell-content-is-in-list(&quot;НЕ НАЧАТО&quot;;&quot;В РАБОТЕ&quot;;&quot;ОТМЕНЁН&quot;;&quot;ЗАВЕРШЁН&quot;)" table:allow-empty-cell="true" table:display-list="unsorted" table:base-cell-address="'09.24'.C1">
          <table:error-message table:message-type="stop" table:display="true"/>
        </table:content-validation>
        <table:content-validation table:name="val3" table:condition="of:cell-content-is-in-list(&quot;Разработка&quot;;&quot;Организационный&quot;;&quot;Аудит поведенческих факторов&quot;;&quot;Технический аудит&quot;;&quot;Аудит контента&quot;;&quot;Аудит трафика&quot;;&quot;Доработка контента&quot;;&quot;Создание контента&quot;;&quot;Линкбилдинг&quot;;&quot;Фриланс&quot;)" table:allow-empty-cell="true" table:display-list="unsorted" table:base-cell-address="'09.24'.B1">
          <table:error-message table:message-type="stop" table:display="true"/>
        </table:content-validation>
        <table:content-validation table:name="val4" table:base-cell-address="'Улучшения сайта'.D1">
          <table:error-message table:message-type="stop" table:display="true"/>
        </table:content-validation>
        <table:content-validation table:name="val5" table:condition="of:cell-content-is-in-list(&quot;Reg.ru (Хостинг)&quot;;&quot;Timeweb.ru (Хостинг)&quot;;&quot;Beget.ru (Хостинг)&quot;;&quot;VSYS Host (Хостинг) &quot;;&quot;Bluehost (Хостинг)&quot;;&quot;Cloudways (Хостинг)&quot;;&quot;DigitalOcean (Хостинг)&quot;;&quot;SEMRush (SEO инструменты)&quot;;&quot;Serpstat (SEO инструменты)&quot;;&quot;PartnerStack (SAAS платформы)&quot;;&quot;SALEMATICS (SAAS платформы)&quot;;&quot;SendPulse (SAAS платформы)&quot;;&quot;Udemy (Образование)&quot;;&quot;GeekBrains (Образование)&quot;;&quot;SkillBox (Образование)&quot;;&quot;Salid (Образование)&quot;)" table:allow-empty-cell="false" table:display-list="unsorted" table:base-cell-address="'Партнёрские программы'.B2">
          <table:error-message table:message-type="stop" table:display="true"/>
        </table:content-validation>
        <table:content-validation table:name="val6" table:condition="of:cell-content-is-in-list(&quot;АКТИВНА&quot;;&quot;НЕТУ&quot;)" table:allow-empty-cell="true" table:display-list="unsorted" table:base-cell-address="'Партнёрские программы'.C2">
          <table:error-message table:message-type="stop" table:display="true"/>
        </table:content-validation>
      </table:content-validations>
      <table:table table:name="Общее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5"/>
        <table:table-column table:style-name="co3" table:default-cell-style-name="ce35"/>
        <table:table-column table:style-name="co4" table:number-columns-repeated="16380" table:default-cell-style-name="ce35"/>
        <table:table-row table:style-name="ro1">
          <table:table-cell office:value-type="string" calcext:value-type="string">
            <text:p>Имя проекта</text:p>
          </table:table-cell>
          <table:table-cell office:value-type="string" calcext:value-type="string">
            <text:p>Описание проекта</text:p>
          </table:table-cell>
          <table:table-cell office:value-type="string" calcext:value-type="string">
            <text:p>Особенности</text:p>
          </table:table-cell>
          <table:table-cell table:number-columns-repeated="16380"/>
        </table:table-row>
        <table:table-row table:style-name="ro2">
          <table:table-cell table:style-name="ce34" office:value-type="string" calcext:value-type="string">
            <text:p>TimTheWebmaster</text:p>
          </table:table-cell>
          <table:table-cell table:style-name="ce42" office:value-type="string" calcext:value-type="string">
            <text:p>Это мой сайт-блог, где я пишу о разном техническом и в целом освещаю свой путь становления вебмастером</text:p>
          </table:table-cell>
          <table:table-cell table:style-name="ce45" office:value-type="string" calcext:value-type="string">
            <text:p>Это постоянный проект, то есть он не может быть завершён или продан.</text:p>
          </table:table-cell>
          <table:table-cell table:style-name="Default" table:number-columns-repeated="16380"/>
        </table:table-row>
      </table:table>
      <table:table table:name="Журнал" table:style-name="ta2">
        <table:table-column table:style-name="co5" table:default-cell-style-name="ce62"/>
        <table:table-column table:style-name="co6" table:default-cell-style-name="ce62"/>
        <table:table-column table:style-name="co4" table:number-columns-repeated="16382" table:default-cell-style-name="ce26"/>
        <table:table-row table:style-name="ro1">
          <table:table-cell table:style-name="ce53" office:value-type="string" calcext:value-type="string">
            <text:p>Действие</text:p>
          </table:table-cell>
          <table:table-cell table:style-name="ce63" office:value-type="string" calcext:value-type="string">
            <text:p>Последствие</text:p>
          </table:table-cell>
          <table:table-cell table:style-name="ce72" office:value-type="string" calcext:value-type="string">
            <text:p>Дата</text:p>
          </table:table-cell>
          <table:table-cell table:number-columns-repeated="16381"/>
        </table:table-row>
        <table:table-row table:style-name="ro4">
          <table:table-cell table:style-name="ce54" office:value-type="string" calcext:value-type="string">
            <text:p>Развернул сайт timthewebmaster.com на хостинге beget</text:p>
          </table:table-cell>
          <table:table-cell table:style-name="ce65" office:value-type="string" calcext:value-type="string">
            <text:p>Начал интереснейший путь в своей жизни</text:p>
          </table:table-cell>
          <table:table-cell table:style-name="ce73" office:value-type="string" calcext:value-type="string">
            <text:p>10/2023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Сделал и опубликовал свой первый web-инструмент. ImageThief. Самая лучшая посадочная.</text:p>
          </table:table-cell>
          <table:table-cell table:style-name="ce8" office:value-type="string" calcext:value-type="string">
            <text:p>Получил певые посадочные которые приносят трафик</text:p>
          </table:table-cell>
          <table:table-cell table:style-name="ce76" office:value-type="string" calcext:value-type="string">
            <text:p>11/2023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Изменил дизайн сайта. Улучшил UX/UI. Провёл первый технический аудит сайта.</text:p>
          </table:table-cell>
          <table:table-cell table:style-name="ce8" office:value-type="string" calcext:value-type="string">
            <text:p>Сайт стал лучше выглядеть. Уменьшилось к-во отказов.</text:p>
          </table:table-cell>
          <table:table-cell table:style-name="ce76" office:value-type="string" calcext:value-type="string">
            <text:p>12/2023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Закупался на биржах ссылок.</text:p>
          </table:table-cell>
          <table:table-cell table:style-name="ce8" office:value-type="string" calcext:value-type="string">
            <text:p>Увеличил к-во посетителей на сайт. 8 челов/день (временно)</text:p>
          </table:table-cell>
          <table:table-cell table:style-name="ce20" office:value-type="string" calcext:value-type="string">
            <text:p>2/2024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Обновил (упростил) сайт – убрал пользователей, комментарии, оставил только самое нужное</text:p>
          </table:table-cell>
          <table:table-cell table:style-name="ce71" office:value-type="string" calcext:value-type="string">
            <text:p>--</text:p>
          </table:table-cell>
          <table:table-cell table:style-name="ce20" office:value-type="string" calcext:value-type="string">
            <text:p>7/2024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Закинул в индекс <text:s/>+50 страниц + написал очень много статей за тот месяц</text:p>
          </table:table-cell>
          <table:table-cell table:style-name="ce8" office:value-type="string" calcext:value-type="string">
            <text:p>Показы и трафик соответственно увеличились</text:p>
          </table:table-cell>
          <table:table-cell table:style-name="ce20" office:value-type="string" calcext:value-type="string">
            <text:p>8/2024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 table:number-columns-spanned="1" table:number-rows-spanned="2">
            <text:p>Улучшил внутреннюю перелинковку сайта. (Страницы пагинации, статические страницы с видимыми ссылками)</text:p>
          </table:table-cell>
          <table:table-cell table:style-name="ce8" office:value-type="string" calcext:value-type="string" table:number-columns-spanned="1" table:number-rows-spanned="2">
            <text:p>Среднее количество людей с Google в месяц составило 10 чел/день</text:p>
          </table:table-cell>
          <table:table-cell table:style-name="ce20" office:value-type="string" calcext:value-type="string" table:number-columns-spanned="1" table:number-rows-spanned="2">
            <text:p>9/2024</text:p>
          </table:table-cell>
          <table:table-cell table:number-columns-repeated="16381"/>
        </table:table-row>
        <table:table-row table:style-name="ro3">
          <table:covered-table-cell table:style-name="ce8" office:value-type="string" calcext:value-type="string">
            <text:p>Работа над сайто год</text:p>
          </table:covered-table-cell>
          <table:covered-table-cell table:style-name="ce8"/>
          <table:covered-table-cell table:style-name="ce20"/>
          <table:table-cell table:number-columns-repeated="16381"/>
        </table:table-row>
        <table:table-row table:style-name="ro2">
          <table:table-cell table:style-name="ce57" office:value-type="string" calcext:value-type="string">
            <text:p>Google проиндексировал все страницы моего сайта, включая страницы пагинации. Это больше 1350 страниц. Google Core Update November</text:p>
          </table:table-cell>
          <table:table-cell table:style-name="ce57" office:value-type="string" calcext:value-type="string">
            <text:p>Трафик на сайт стабилизировался в районе 15-20 ч в день</text:p>
          </table:table-cell>
          <table:table-cell table:style-name="ce86" office:value-type="string" calcext:value-type="string">
            <text:p>11/2024</text:p>
          </table:table-cell>
          <table:table-cell table:number-columns-repeated="16381"/>
        </table:table-row>
        <table:table-row table:style-name="ro5">
          <table:table-cell table:style-name="ce57" office:value-type="string" calcext:value-type="string">
            <text:p>Google Core Update December</text:p>
          </table:table-cell>
          <table:table-cell table:style-name="ce57" office:value-type="string" calcext:value-type="string">
            <text:p>Сайт не притерпел существенных просадок в показах</text:p>
          </table:table-cell>
          <table:table-cell table:style-name="ce86" office:value-type="string" calcext:value-type="string">
            <text:p>12/2024</text:p>
          </table:table-cell>
          <table:table-cell table:number-columns-repeated="16381"/>
        </table:table-row>
        <table:table-row table:style-name="ro2">
          <table:table-cell table:style-name="ce57" office:value-type="string" calcext:value-type="string">
            <text:p>Добавил <text:span text:style-name="T2">Хлебные крошки</text:span> на сайт + Комментарии и другие <text:span text:style-name="T2">Взаимодействия</text:span></text:p>
          </table:table-cell>
          <table:table-cell table:style-name="ce57" office:value-type="string" calcext:value-type="string">
            <text:p>Взаимодействие пользователей с сайтом значительно увеличелось, лайки, закладки ...</text:p>
          </table:table-cell>
          <table:table-cell table:style-name="ce86" office:value-type="string" calcext:value-type="string">
            <text:p>12/2024</text:p>
          </table:table-cell>
          <table:table-cell table:number-columns-repeated="16381"/>
        </table:table-row>
        <table:table-row table:style-name="ro5">
          <table:table-cell table:style-name="ce57" office:value-type="string" calcext:value-type="string">
            <text:p>Полностью избавился от идеи показывать превьюшки статей</text:p>
          </table:table-cell>
          <table:table-cell table:style-name="ce57" office:value-type="string" calcext:value-type="string">
            <text:p>Ничего не поменялось, это было не важно для сайта</text:p>
          </table:table-cell>
          <table:table-cell table:style-name="ce86" office:value-type="string" calcext:value-type="string">
            <text:p>01/2025</text:p>
          </table:table-cell>
          <table:table-cell table:number-columns-repeated="16381"/>
        </table:table-row>
        <table:table-row table:style-name="ro5">
          <table:table-cell table:style-name="ce57" office:value-type="string" calcext:value-type="string">
            <text:p>Поменял, работу фильтров и отображаемых URL, только page и tag</text:p>
          </table:table-cell>
          <table:table-cell table:style-name="ce57" office:value-type="string" calcext:value-type="string">
            <text:p>Увеличил индексацию сайта. С 1300 страниц до 11 000</text:p>
          </table:table-cell>
          <table:table-cell table:style-name="ce86" office:value-type="string" calcext:value-type="string">
            <text:p>02/2025</text:p>
          </table:table-cell>
          <table:table-cell table:number-columns-repeated="16381"/>
        </table:table-row>
        <table:table-row table:style-name="ro2">
          <table:table-cell table:style-name="ce57" office:value-type="string" calcext:value-type="string">
            <text:p>Полностью избавился от идеи показывать определения и вопросы как отдельные статьи</text:p>
          </table:table-cell>
          <table:table-cell table:style-name="ce57" office:value-type="string" calcext:value-type="string">
            <text:p>Уменьшил к-во внутренних ссылок, перелинковка. Позиция в выдаче ухудшилась</text:p>
          </table:table-cell>
          <table:table-cell table:style-name="ce86" office:value-type="string" calcext:value-type="string">
            <text:p>03./2025</text:p>
          </table:table-cell>
          <table:table-cell table:number-columns-repeated="16381"/>
        </table:table-row>
        <table:table-row table:style-name="ro5">
          <table:table-cell table:style-name="ce57" office:value-type="string" calcext:value-type="string">
            <text:p>Перелинковал статьи между собой, связав следующую, предыдущую и текущую статью</text:p>
          </table:table-cell>
          <table:table-cell table:style-name="ce57" office:value-type="string" calcext:value-type="string">
            <text:p>--</text:p>
          </table:table-cell>
          <table:table-cell table:style-name="ce86" office:value-type="string" calcext:value-type="string">
            <text:p>03./2025</text:p>
          </table:table-cell>
          <table:table-cell table:number-columns-repeated="16381"/>
        </table:table-row>
        <table:table-row table:style-name="ro5">
          <table:table-cell table:style-name="ce57" office:value-type="string" calcext:value-type="string">
            <text:p>Отредактировал некоторые страницы пагинации, плюс добавил теги на сами статьи</text:p>
          </table:table-cell>
          <table:table-cell table:style-name="ce57" office:value-type="string" calcext:value-type="string">
            <text:p>--</text:p>
          </table:table-cell>
          <table:table-cell table:style-name="ce86" office:value-type="string" calcext:value-type="string">
            <text:p>04./2025</text:p>
          </table:table-cell>
          <table:table-cell table:number-columns-repeated="16381"/>
        </table:table-row>
        <table:table-row table:style-name="ro5">
          <table:table-cell table:style-name="ce60" office:value-type="string" calcext:value-type="string">
            <text:p>Оптимизация мета-тегов для статей и инструментов</text:p>
          </table:table-cell>
          <table:table-cell table:style-name="ce57" office:value-type="string" calcext:value-type="string">
            <text:p>Увеличил к-во посетителей на 20%(1-я итерация)</text:p>
          </table:table-cell>
          <table:table-cell table:style-name="ce86" office:value-type="string" calcext:value-type="string">
            <text:p>24/05/2025</text:p>
          </table:table-cell>
          <table:table-cell table:number-columns-repeated="16381"/>
        </table:table-row>
        <table:table-row table:style-name="ro3">
          <table:table-cell table:style-name="ce57" office:value-type="string" calcext:value-type="string">
            <text:p>Закрыл от индекса страницы пагинации</text:p>
          </table:table-cell>
          <table:table-cell table:style-name="ce57" office:value-type="string" calcext:value-type="string">
            <text:p>Мусорные страницы ушли из индекса</text:p>
          </table:table-cell>
          <table:table-cell table:style-name="ce86" office:value-type="string" calcext:value-type="string">
            <text:p>20/06/2025</text:p>
          </table:table-cell>
          <table:table-cell table:number-columns-repeated="16381"/>
        </table:table-row>
        <table:table-row table:style-name="ro5">
          <table:table-cell table:style-name="ce60" office:value-type="string" calcext:value-type="string">
            <text:p>Оптимизация мета-тегов для статей и инструментов</text:p>
          </table:table-cell>
          <table:table-cell table:style-name="ce57" office:value-type="string" calcext:value-type="string">
            <text:p>Количество кликов увеличилось немного, ко-во показов мнго</text:p>
          </table:table-cell>
          <table:table-cell table:style-name="ce86" office:value-type="string" calcext:value-type="string">
            <text:p>26/06/2025</text:p>
          </table:table-cell>
          <table:table-cell table:number-columns-repeated="16381"/>
        </table:table-row>
        <table:table-row table:style-name="ro3">
          <table:table-cell table:style-name="ce61" office:value-type="string" calcext:value-type="string">
            <text:p>Перевёл сайт на новую структуру, изменил дизайн сайта</text:p>
          </table:table-cell>
          <table:table-cell table:style-name="ce61" office:value-type="string" calcext:value-type="string">
            <text:p>--</text:p>
          </table:table-cell>
          <table:table-cell table:style-name="ce87" office:value-type="date" office:date-value="2025-10-09" calcext:value-type="date">
            <text:p>10/09/25</text:p>
          </table:table-cell>
          <table:table-cell table:number-columns-repeated="16381"/>
        </table:table-row>
        <table:table-row table:style-name="ro3" table:number-rows-repeated="104855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Улучшения сайта" table:style-name="ta3">
        <table:table-column table:style-name="co7" table:default-cell-style-name="ce50"/>
        <table:table-column table:style-name="co8" table:default-cell-style-name="ce84"/>
        <table:table-column table:style-name="co4" table:default-cell-style-name="ce107"/>
        <table:table-column table:style-name="co9" table:default-cell-style-name="ce114"/>
        <table:table-column table:style-name="co4" table:number-columns-repeated="16380" table:default-cell-style-name="ce114"/>
        <table:table-row table:style-name="ro1">
          <table:table-cell table:style-name="ce38" office:value-type="string" calcext:value-type="string">
            <text:p>Что улучшить</text:p>
          </table:table-cell>
          <table:table-cell table:style-name="ce11" office:value-type="string" calcext:value-type="string">
            <text:p>Улучшения</text:p>
          </table:table-cell>
          <table:table-cell table:style-name="ce38" office:value-type="string" calcext:value-type="string">
            <text:p>Статус</text:p>
          </table:table-cell>
          <table:table-cell table:style-name="ce38" office:value-type="string" calcext:value-type="string">
            <office:annotation draw:style-name="gr1" svg:width="1.1413in" svg:height="1.1677in" svg:x="10.678in" svg:y="0in" draw:caption-point-x="-0.2402in" draw:caption-point-y="0.0039in">
              <dc:creator>Unknown Author</dc:creator>
              <dc:date>2024-12-25T00:00:00</dc:date>
              <text:p>* лекго</text:p>
              <text:p>** потребуется время</text:p>
              <text:p>*** пзд я не знаю как это сделать</text:p>
              <text:p/>
            </office:annotation>
            <text:p>Сложность</text:p>
          </table:table-cell>
          <table:table-cell table:style-name="ce11" table:number-columns-repeated="16379"/>
          <table:table-cell table:style-name="Default"/>
        </table:table-row>
        <table:table-row table:style-name="ro3">
          <table:table-cell table:style-name="ce25" office:value-type="string" calcext:value-type="string" table:number-columns-spanned="1" table:number-rows-spanned="10">
            <text:p>Пагинатор</text:p>
          </table:table-cell>
          <table:table-cell table:style-name="ce47" office:value-type="string" calcext:value-type="string">
            <text:p>Сделать фильтрацию по тегам динамически </text:p>
          </table:table-cell>
          <table:table-cell table:style-name="ce81" table:content-validation-name="val1" office:value-type="string" calcext:value-type="string">
            <text:p>ОТМЕНЁН</text:p>
          </table:table-cell>
          <table:table-cell table:style-name="ce146" office:value-type="string" calcext:value-type="string">
            <text:p>****</text:p>
          </table:table-cell>
          <table:table-cell table:number-columns-repeated="16380"/>
        </table:table-row>
        <table:table-row table:style-name="ro5">
          <table:covered-table-cell table:style-name="ce27"/>
          <table:table-cell table:style-name="ce44" office:value-type="string" calcext:value-type="string">
            <text:p>Фидбэк для выбранных тегов (сделать их серыми и добавить галочку и не активными)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5">
          <table:covered-table-cell table:style-name="ce27"/>
          <table:table-cell table:style-name="ce44" office:value-type="string" calcext:value-type="string">
            <text:p>Изменить is_recent URL переменную на order[recent_first, oldest_first, alphbetic_acsending, alphabetic_desending …]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6">
          <table:covered-table-cell table:style-name="ce28"/>
          <table:table-cell table:style-name="ce44" office:value-type="string" calcext:value-type="string">
            <office:annotation draw:style-name="gr2" draw:text-style-name="P1" svg:width="1.1413in" svg:height="4.0063in" svg:x="5.4217in" svg:y="0.4579in" draw:caption-point-x="-0.2402in" draw:caption-point-y="0.5945in">
              <dc:creator>Unknown Author</dc:creator>
              <dc:date>2024-09-22T00:00:00</dc:date>
              <text:p text:style-name="P1"><text:span text:style-name="T1">Удалить все *_list.html и переназначить шаблоны рендеров для каждой категории</text:span></text:p>
              <text:p text:style-name="P1"><text:span text:style-name="T1">Переименовать base_post_list.html в paginator.html</text:span></text:p>
              <text:p text:style-name="P1"><text:span text:style-name="T1">Добавить соответствующую категорию Gallery</text:span></text:p>
              <text:p text:style-name="P1"><text:span text:style-name="T1">Переписать Gallery приложение с использованием paginator.html</text:span></text:p>
              <text:p text:style-name="P1"><text:span text:style-name="T1"/></text:p>
            </office:annotation>
            <text:p>Переместить все блоки с фильтрами filters_body в base_post_list.html и активировать только те части которые вернёт представление PostListView через filtering.js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Исправить стили 404 страницы при out-of-range старниц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7">
          <table:covered-table-cell table:style-name="ce28"/>
          <table:table-cell table:style-name="ce44" office:value-type="string" calcext:value-type="string">
            <text:p>Исправить загрузочный скрипт, он не исчезает если в страницах фильтрации 1 страница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Добавить новые фильтры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Добавить фидбэк, пока загружаются посты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7">
          <table:covered-table-cell table:style-name="ce28"/>
          <table:table-cell table:style-name="ce44" office:value-type="string" calcext:value-type="string">
            <text:p>Добавить возможность редактировать мета-теги страниц пагинации при определённом наборе тего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2">
          <table:covered-table-cell table:style-name="ce29"/>
          <table:table-cell table:style-name="ce64" office:value-type="string" calcext:value-type="string">
            <text:p>Доделать кнопки страниц пагинатора, так чтобы при нажатии любой из них происходил либо скрол либо загрузка с этой страницы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25" office:value-type="string" calcext:value-type="string">
            <text:p>Хлебные крошки</text:p>
          </table:table-cell>
          <table:table-cell table:style-name="ce49" office:value-type="string" calcext:value-type="string">
            <text:p>Создать и добавить на сайт для начала </text:p>
          </table:table-cell>
          <table:table-cell table:style-name="ce130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2">
          <table:table-cell table:style-name="ce25" office:value-type="string" calcext:value-type="string" table:number-columns-spanned="1" table:number-rows-spanned="3">
            <text:p>Админка</text:p>
          </table:table-cell>
          <table:table-cell table:style-name="ce70" office:value-type="string" calcext:value-type="string">
            <text:p>Создать виджет редактирования шаблонов для статей. Это будет ссылка на дополнительную страницу создания и редактирования шаблона. 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7">
          <table:covered-table-cell table:style-name="ce33"/>
          <table:table-cell table:style-name="ce43" office:value-type="string" calcext:value-type="string">
            <text:p>Добавить кнопку экспорта теговых связей для Article, TD, QA, Tool (Model.actions) 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67" office:value-type="string" calcext:value-type="string">
            <text:p>Добавить страницу со статистикой сайта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25" office:value-type="string" calcext:value-type="string" table:number-columns-spanned="1" table:number-rows-spanned="2">
            <text:p>ImageThief</text:p>
          </table:table-cell>
          <table:table-cell table:style-name="ce66" office:value-type="string" calcext:value-type="string">
            <text:p>Добавить поддержку прокси для ImageThief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3"/>
          <table:table-cell table:style-name="ce67" office:value-type="string" calcext:value-type="string">
            <text:p>Добавить поддержку многопоточности для ImageThief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25" office:value-type="string" calcext:value-type="string" table:number-columns-spanned="1" table:number-rows-spanned="3">
            <text:p>RSSReader</text:p>
          </table:table-cell>
          <table:table-cell table:style-name="ce120" office:value-type="string" calcext:value-type="string">
            <text:p>Добавить группировку фидов/канал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5"/>
          <table:table-cell table:style-name="ce68" office:value-type="string" calcext:value-type="string">
            <text:p>Добавить генерацию RSS-канала из используемых ист.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5"/>
          <table:table-cell table:style-name="ce68" office:value-type="string" calcext:value-type="string">
            <text:p>Доработать снипеты постов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5" office:value-type="string" calcext:value-type="string">
            <text:p>ShaderToy</text:p>
          </table:table-cell>
          <table:table-cell table:style-name="ce68"/>
          <table:table-cell table:style-name="ce135" table:content-validation-name="val1"/>
          <table:table-cell table:style-name="ce108"/>
          <table:table-cell table:number-columns-repeated="16380"/>
        </table:table-row>
        <table:table-row table:style-name="ro3">
          <table:table-cell table:style-name="ce25" office:value-type="string" calcext:value-type="string" table:number-columns-spanned="1" table:number-rows-spanned="3">
            <text:p>Engagment</text:p>
          </table:table-cell>
          <table:table-cell table:style-name="ce120" office:value-type="string" calcext:value-type="string">
            <text:p>Добавить кнопку копирования RSS фида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25"/>
          <table:table-cell table:style-name="ce120" office:value-type="string" calcext:value-type="string">
            <text:p>Добавить кнопку подписки на почтовые уведомления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25"/>
          <table:table-cell table:style-name="ce120" office:value-type="string" calcext:value-type="string">
            <office:annotation draw:style-name="gr3" svg:width="1.1413in" svg:height="0.7083in" svg:x="5.4217in" svg:y="5.3705in" draw:caption-point-x="-0.2402in" draw:caption-point-y="0.5945in">
              <dc:creator>Unknown Author</dc:creator>
              <dc:date>2025-05-08T00:00:00</dc:date>
              <text:p>Только в статьях</text:p>
              <text:p>Или не только</text:p>
              <text:p/>
            </office:annotation>
            <text:p>К комментариям добавить возможность отвечать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8">
          <table:table-cell table:style-name="ce27" office:value-type="string" calcext:value-type="string" table:number-columns-spanned="1" table:number-rows-spanned="2">
            <text:p>Инструменты общее</text:p>
          </table:table-cell>
          <table:table-cell table:style-name="ce88" office:value-type="string" calcext:value-type="string">
            <text:p>Переделать Tool модель таким образом чтобы скачиваеммые инструменты имели бы посадочную страницу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55" office:value-type="string" calcext:value-type="string">
            <text:p>**</text:p>
          </table:table-cell>
          <table:table-cell table:style-name="Default" table:number-columns-repeated="2"/>
          <table:table-cell table:number-columns-repeated="16378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микроразметку <text:s/>SoftwareApplication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55" office:value-type="string" calcext:value-type="string">
            <text:p>**</text:p>
          </table:table-cell>
          <table:table-cell table:style-name="Default" table:number-columns-repeated="2"/>
          <table:table-cell table:number-columns-repeated="16378"/>
        </table:table-row>
        <table:table-row table:style-name="ro3">
          <table:table-cell table:style-name="ce25" office:value-type="string" calcext:value-type="string" table:number-columns-spanned="1" table:number-rows-spanned="3">
            <text:p>Видео-Статьи</text:p>
          </table:table-cell>
          <table:table-cell table:style-name="ce69" office:value-type="string" calcext:value-type="string">
            <office:annotation draw:style-name="gr4" svg:width="1.1413in" svg:height="1.6343in" svg:x="5.4217in" svg:y="6.1504in" draw:caption-point-x="-0.2402in" draw:caption-point-y="0.5945in">
              <dc:creator>Unknown Author</dc:creator>
              <dc:date>2024-12-25T00:00:00</dc:date>
              <text:p>Особенностью их будет то, что они будут ссылаться на текстовую версию статьи. А статья будет ссылаться на видео-версию статьи</text:p>
            </office:annotation>
            <text:p>Добавить модель Видео-статей</text:p>
          </table:table-cell>
          <table:table-cell table:style-name="ce124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8">
          <table:covered-table-cell table:style-name="ce27"/>
          <table:table-cell table:style-name="ce85" office:value-type="string" calcext:value-type="string">
            <office:annotation draw:style-name="gr5" svg:width="1.1413in" svg:height="1.9453in" svg:x="5.4217in" svg:y="6.7858in" draw:caption-point-x="-0.2402in" draw:caption-point-y="0.137in">
              <dc:creator>Unknown Author</dc:creator>
              <dc:date>2024-09-30T00:00:00</dc:date>
              <text:p>После того как у меня появится желание писать ролики </text:p>
              <text:p>. Да и отдельные шаблоны нужно будет сделать для видео-ориентированного контента</text:p>
              <text:p/>
            </office:annotation>
            <text:p>Добавлять отдельную микроразметку для статей где, основной контент это видео VideoObject + Clip + SeekToAction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8">
          <table:covered-table-cell table:style-name="ce27"/>
          <table:table-cell table:style-name="ce85" office:value-type="string" calcext:value-type="string">
            <office:annotation draw:style-name="gr5" svg:width="1.1413in" svg:height="1.9453in" svg:x="5.4217in" svg:y="6.7524in" draw:caption-point-x="-0.2402in" draw:caption-point-y="0.5945in">
              <dc:creator>Unknown Author</dc:creator>
              <dc:date>2024-09-30T00:00:00</dc:date>
              <text:p>После того как у меня появится желание писать ролики </text:p>
              <text:p>. Да и отдельные шаблоны нужно будет сделать для видео-ориентированного контента</text:p>
              <text:p/>
            </office:annotation>
            <text:p>Добавлять отдельную микроразметку для статей где, основной контент это видео-туториал, обучение LearningResource + Clip + SeekToAction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5" office:value-type="string" calcext:value-type="string" table:number-columns-spanned="1" table:number-rows-spanned="10">
            <text:p>Статьи</text:p>
          </table:table-cell>
          <table:table-cell table:style-name="ce66" office:value-type="string" calcext:value-type="string">
            <text:p>Добавить микроразметку FAQPage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27"/>
          <table:table-cell table:style-name="ce88" office:value-type="string" calcext:value-type="string">
            <text:p>При вводе несуществующей статьи возвращатть 404 страницу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5" office:value-type="string" calcext:value-type="string">
            <text:p>Реализовать apm-страницы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5" office:value-type="string" calcext:value-type="string">
            <text:p>Реализовать web-истории тип страниц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кнопки, следующей, предыдущей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время чтения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время последнего обновления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pdf-версию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теги к статье на статью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аудио-версию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5" office:value-type="string" calcext:value-type="string" table:number-columns-spanned="1" table:number-rows-spanned="3">
            <text:p>Домашняя</text:p>
          </table:table-cell>
          <table:table-cell table:style-name="ce66" office:value-type="string" calcext:value-type="string">
            <text:p>Добавить блок популярных статей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5"/>
          <table:table-cell table:style-name="ce88" office:value-type="string" calcext:value-type="string">
            <text:p>Добавить блок последних комментарие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25"/>
          <table:table-cell table:style-name="ce78" office:value-type="string" calcext:value-type="string">
            <text:p>Переработать некоторые блоки таким образом чтобы показывать больше елемент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5" office:value-type="string" calcext:value-type="string" table:number-columns-spanned="1" table:number-rows-spanned="3">
            <text:p>Об</text:p>
          </table:table-cell>
          <table:table-cell table:style-name="ce66" office:value-type="string" calcext:value-type="string">
            <text:p>Добавить микроразметку ProfilePage. G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27"/>
          <table:table-cell table:style-name="ce88" office:value-type="string" calcext:value-type="string">
            <text:p>Отредактировать эту страницу добавив соответствующие ссылки на расширяющие лор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33"/>
          <table:table-cell table:style-name="ce78" office:value-type="string" calcext:value-type="string">
            <text:p>Добавить соответствующее поле в Website модель для возможности выбора контакт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table-cell table:style-name="ce25" office:value-type="string" calcext:value-type="string">
            <text:p>Контакты</text:p>
          </table:table-cell>
          <table:table-cell table:style-name="ce120" office:value-type="string" calcext:value-type="string">
            <text:p>Реализовать <text:s/>соответствующую модель, для каждого отдельного контакта</text:p>
          </table:table-cell>
          <table:table-cell table:style-name="ce130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7" office:value-type="string" calcext:value-type="string" table:number-columns-spanned="1" table:number-rows-spanned="6">
            <text:p>Другое</text:p>
          </table:table-cell>
          <table:table-cell table:style-name="ce88" office:value-type="string" calcext:value-type="string">
            <text:p>Система комментарие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27"/>
          <table:table-cell table:style-name="ce88" office:value-type="string" calcext:value-type="string">
            <text:p>Добавить микроразметку Breadcrumbs для всех страниц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27"/>
          <table:table-cell table:style-name="ce88" office:value-type="string" calcext:value-type="string">
            <text:p>Добавить микроразметку FAQPage для страниц пагинации QA, TD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5" office:value-type="string" calcext:value-type="string">
            <text:p>Реализовать <text:s/>IndexNow систему для сайта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55" office:value-type="string" calcext:value-type="string">
            <text:p>***</text:p>
          </table:table-cell>
          <table:table-cell table:style-name="Default" table:number-columns-repeated="2"/>
          <table:table-cell table:number-columns-repeated="16378"/>
        </table:table-row>
        <table:table-row table:style-name="ro9">
          <table:covered-table-cell table:style-name="ce27"/>
          <table:table-cell table:style-name="ce79" office:value-type="string" calcext:value-type="string">
            <office:annotation draw:style-name="gr1" svg:width="1.1413in" svg:height="1.1677in" svg:x="5.4217in" svg:y="11.6929in" draw:caption-point-x="-0.2402in" draw:caption-point-y="0.5945in">
              <dc:creator>Unknown Author</dc:creator>
              <dc:date>2024-12-25T00:00:00</dc:date>
              <text:p>То есть, нарисовть штук 50 svg задников</text:p>
              <text:p>И запрограммировать </text:p>
              <text:p/>
            </office:annotation>
            <text:p>Создать динамически генерирующиеся превьюшки для статей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журнал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table-cell table:style-name="ce39" office:value-type="string" calcext:value-type="string" table:number-columns-spanned="1" table:number-rows-spanned="3">
            <text:p>Нотификатор</text:p>
          </table:table-cell>
          <table:table-cell table:style-name="ce80" office:value-type="string" calcext:value-type="string">
            <text:p>Абстрагировать всю логику уведомлений в отдельное приложение</text:p>
          </table:table-cell>
          <table:table-cell table:style-name="ce124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100"/>
          <table:table-cell table:style-name="ce82" office:value-type="string" calcext:value-type="string">
            <office:annotation draw:style-name="gr6" svg:width="1.1413in" svg:height="1.0122in" svg:x="5.4217in" svg:y="11.6854in" draw:caption-point-x="-0.2402in" draw:caption-point-y="1.3587in">
              <dc:creator>Unknown Author</dc:creator>
              <dc:date>2024-12-03T00:00:00</dc:date>
              <text:p>https://support.google.com/analytics/answer/14275483?hl=ru&amp;utm_id=ad</text:p>
            </office:annotation>
            <text:p>Уведомление ... Спрашивать у пользователей согласие на обработку и отправку персональных данных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101"/>
          <table:table-cell table:style-name="ce83" office:value-type="string" calcext:value-type="string">
            <text:p>Уведомление ... Политика заработка сайта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5" office:value-type="string" calcext:value-type="string" table:number-columns-spanned="1" table:number-rows-spanned="18">
            <text:p>Редактор постов</text:p>
          </table:table-cell>
          <table:table-cell table:style-name="ce66" office:value-type="string" calcext:value-type="string">
            <text:p>При сохранении вставлять в поля текущий ред. Док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27"/>
          <table:table-cell table:style-name="ce66" office:value-type="string" calcext:value-type="string">
            <text:p>Улучшить таблицы. Добавить возможность вставлять ряды-заголовки и столбцы-заголовки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79" office:value-type="string" calcext:value-type="string">
            <text:p>Улучшить таблицы. Добавить &lt;caption&gt; тег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9">
          <table:covered-table-cell table:style-name="ce27"/>
          <table:table-cell table:style-name="ce79" office:value-type="string" calcext:value-type="string">
            <text:p>Добавить возможность использовать flex-контейнеты и делить блоки.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79" office:value-type="string" calcext:value-type="string">
            <text:p>Добавить блок табов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27"/>
          <table:table-cell table:style-name="ce88" office:value-type="string" calcext:value-type="string">
            <text:p>Улучшить блок кода. Добавить выделение строчек кода, добавить кнопку копирования контента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кнопку копирования ссылк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8">
          <table:covered-table-cell table:style-name="ce27"/>
          <table:table-cell table:style-name="ce128" office:value-type="string" calcext:value-type="string">
            <text:p>Вместо изменения цвета строки по клику добавь специальную кнопку (для новых строчек, для удалённых строчек)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128" office:value-type="string" calcext:value-type="string">
            <text:p>Добавь возможность вставлять номера строк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128" office:value-type="string" calcext:value-type="string">
            <text:p>Добавь отдельный синтаксис для терминала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ь возможность импорта шаблонов через файлы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ь возможность вставлять каомодж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128" office:value-type="string" calcext:value-type="string">
            <text:p>Добавь возможность вставлять иконки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3"/>
          <table:table-cell table:style-name="ce88" office:value-type="string" calcext:value-type="string">
            <text:p>Улучшить списки. Добавить вложенные списк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33"/>
          <table:table-cell table:style-name="ce128" office:value-type="string" calcext:value-type="string">
            <text:p>Добавить фильтры, сортировку и строку поиска шаблонов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128" office:value-type="string" calcext:value-type="string">
            <text:p>Добавить заметки и коментарии к тексту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88" office:value-type="string" calcext:value-type="string">
            <text:p>Вместо H1 пропиши очистить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78" office:value-type="string" calcext:value-type="string">
            <text:p>Когда вставляешь видео замени с <text:span text:style-name="T2">downloads</text:span> to <text:span text:style-name="T2">videos</text:span>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table-cell table:style-name="ce25" office:value-type="string" calcext:value-type="string">
            <text:p>Оптимизация</text:p>
          </table:table-cell>
          <table:table-cell table:style-name="ce68"/>
          <table:table-cell table:style-name="ce106" table:content-validation-name="val1"/>
          <table:table-cell table:style-name="ce112" office:value-type="string" calcext:value-type="string">
            <text:p>****</text:p>
          </table:table-cell>
          <table:table-cell table:number-columns-repeated="16380"/>
        </table:table-row>
        <table:table-row table:style-name="ro3" table:number-rows-repeated="1048501">
          <table:table-cell table:number-columns-repeated="2"/>
          <table:table-cell table:content-validation-name="val1"/>
          <table:table-cell table:number-columns-repeated="16381"/>
        </table:table-row>
        <table:table-row table:style-name="ro3">
          <table:table-cell table:number-columns-repeated="2"/>
          <table:table-cell table:content-validation-name="val1"/>
          <table:table-cell table:number-columns-repeated="16381"/>
        </table:table-row>
      </table:table>
      <table:table table:name="Идеи статей|инструментов" table:style-name="ta4">
        <table:table-column table:style-name="co10" table:number-columns-repeated="2" table:default-cell-style-name="ce142"/>
        <table:table-column table:style-name="co11" table:default-cell-style-name="ce142"/>
        <table:table-column table:style-name="co12" table:default-cell-style-name="ce164"/>
        <table:table-column table:style-name="co13" table:default-cell-style-name="ce238"/>
        <table:table-column table:style-name="co14" table:default-cell-style-name="ce182"/>
        <table:table-row table:style-name="ro1">
          <table:table-cell table:style-name="ce141" office:value-type="string" calcext:value-type="string">
            <text:p>№</text:p>
          </table:table-cell>
          <table:table-cell table:style-name="ce141" office:value-type="string" calcext:value-type="string">
            <text:p>Сл.</text:p>
          </table:table-cell>
          <table:table-cell table:style-name="ce143" office:value-type="string" calcext:value-type="string">
            <text:p>Идея статьи / инструмента</text:p>
          </table:table-cell>
          <table:table-cell table:style-name="ce151" office:value-type="string" calcext:value-type="string">
            <text:p>Статус</text:p>
          </table:table-cell>
          <table:table-cell table:style-name="ce230" office:value-type="string" calcext:value-type="string">
            <text:p>Время решения</text:p>
          </table:table-cell>
          <table:table-cell table:style-name="ce184" office:value-type="string" calcext:value-type="string">
            <text:p>Заметка</text:p>
          </table:table-cell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#</text:p>
          </table:table-cell>
          <table:table-cell table:style-name="ce147" office:value-type="string" calcext:value-type="string">
            <text:p>10 приёмов Django, которые экономят часы разработки</text:p>
          </table:table-cell>
          <table:table-cell table:style-name="ce152" table:content-validation-name="val2" office:value-type="string" calcext:value-type="string">
            <text:p>НЕ НАЧАТО</text:p>
          </table:table-cell>
          <table:table-cell table:style-name="ce231"/>
          <table:table-cell table:style-name="ce185"/>
        </table:table-row>
        <table:table-row table:style-name="ro1">
          <table:table-cell table:style-name="ce149" office:value-type="float" office:value="2" calcext:value-type="float">
            <text:p>2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Signals: как автоматизировать бизнес-логик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3" calcext:value-type="float">
            <text:p>3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Middleware: примеры и лучшие практи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4" calcext:value-type="float">
            <text:p>4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Forms vs DRF Serializers: что выбра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5" calcext:value-type="float">
            <text:p>5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+ Celery: асинхронные задачи без бол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6" calcext:value-type="float">
            <text:p>6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Admin: кастомизация под реальные задач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7" calcext:value-type="float">
            <text:p>7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и WebSockets: чат в реальном времен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8" calcext:value-type="float">
            <text:p>8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Django Security: защита от XSS, CSRF и SQL Injecti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9" calcext:value-type="float">
            <text:p>9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Парсинг API без документаци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0" calcext:value-type="float">
            <text:p>10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Как хранить и обновлять большие объёмы данны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1" calcext:value-type="float">
            <text:p>11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Подключаем GPT к Telegram-бот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2" calcext:value-type="float">
            <text:p>12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CLI-утилита на Python за 30 мину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3" calcext:value-type="float">
            <text:p>13</text:p>
          </table:table-cell>
          <table:table-cell table:style-name="ce149" office:value-type="string" calcext:value-type="string">
            <text:p>###</text:p>
          </table:table-cell>
          <table:table-cell table:style-name="ce148" office:value-type="string" calcext:value-type="string">
            <text:p>Как превратить скрипт в веб-приложени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4" calcext:value-type="float">
            <text:p>14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Создание API для своего инструмен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5" calcext:value-type="float">
            <text:p>15</text:p>
          </table:table-cell>
          <table:table-cell table:style-name="ce149" office:value-type="string" calcext:value-type="string">
            <text:p>###</text:p>
          </table:table-cell>
          <table:table-cell table:style-name="ce148" office:value-type="string" calcext:value-type="string">
            <text:p>Монетизация своих инструмент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6" calcext:value-type="float">
            <text:p>16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Open-source: как выложить проект на GitHub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7" calcext:value-type="float">
            <text:p>17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Как сделать расширение для браузер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8" calcext:value-type="float">
            <text:p>18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Интеграция с API ChatGPT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9" calcext:value-type="float">
            <text:p>19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Доступность (a11y) в веб-приложения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0" calcext:value-type="float">
            <text:p>20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Как ускорить загрузку сай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1" calcext:value-type="float">
            <text:p>21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Дизайн форм: ошибки и лучшие практи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2" calcext:value-type="float">
            <text:p>22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Тёмная тема: как реализовать и зачем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3" calcext:value-type="float">
            <text:p>23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Анимации в интерфейсе без перегруз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4" calcext:value-type="float">
            <text:p>24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UI-библиотеки для быстрого прототипировани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5" calcext:value-type="float">
            <text:p>25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SEO-аудит своими рук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6" calcext:value-type="float">
            <text:p>26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ускорить индексацию новых страниц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7" calcext:value-type="float">
            <text:p>27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Оптимизация изображений для SEO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8" calcext:value-type="float">
            <text:p>2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анализировать конкурентов в поиск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9" calcext:value-type="float">
            <text:p>2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ланировать разработку, чтобы не выгоре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0" calcext:value-type="float">
            <text:p>30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Google Sheets API на Pyth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1" calcext:value-type="float">
            <text:p>3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Stripe к Django-проект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2" calcext:value-type="float">
            <text:p>3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GitHub API для автоматизации задач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3" calcext:value-type="float">
            <text:p>3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работать с Twitter API после изменен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4" calcext:value-type="float">
            <text:p>3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Slack для уведомлен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5" calcext:value-type="float">
            <text:p>3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OpenAI API к веб-приложению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6" calcext:value-type="float">
            <text:p>3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Notion API для управления контентом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7" calcext:value-type="float">
            <text:p>3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PayPal к своему сервис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8" calcext:value-type="float">
            <text:p>3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Trello API для управления задач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9" calcext:value-type="float">
            <text:p>3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Google Drive API для хранения файл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0" calcext:value-type="float">
            <text:p>40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обучить свою модель GPT на Pyth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1" calcext:value-type="float">
            <text:p>4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спользовать Hugging Face Transformer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2" calcext:value-type="float">
            <text:p>4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Генерация изображений с помощью Stable Diffusi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3" calcext:value-type="float">
            <text:p>4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сделать чат-бота с памятью на Pyth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4" calcext:value-type="float">
            <text:p>4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автоматизировать задачи с помощью AI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5" calcext:value-type="float">
            <text:p>4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спользовать AI для генерации код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6" calcext:value-type="float">
            <text:p>4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обучить модель для классификации изображен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7" calcext:value-type="float">
            <text:p>4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нтегрировать AI в веб-приложени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8" calcext:value-type="float">
            <text:p>4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настроить CI/CD для Django-проек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9" calcext:value-type="float">
            <text:p>4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Docker для Python-разработчик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0" calcext:value-type="float">
            <text:p>50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автоматизировать бэкапы базы данны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1" calcext:value-type="float">
            <text:p>51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Настройка Nginx для Django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2" calcext:value-type="float">
            <text:p>5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спользовать Git Hooks для автоматизаци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3" calcext:value-type="float">
            <text:p>5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я разработал [ИНСТРУМЕНТ] за ХХ часов/дне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4" calcext:value-type="float">
            <text:p>5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Закулисье разработки [ИНСТРУМЕНТ]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5" calcext:value-type="float">
            <text:p>5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Я создал телеграм бота без фреймворков, и вот что получилос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6" calcext:value-type="float">
            <text:p>56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Я создал сайт на C, как это возможно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7" calcext:value-type="float">
            <text:p>57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Спарсил 1 милион записей без блокировки, как так получилос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8" calcext:value-type="float">
            <text:p>5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Одна неделя – один инструмент. Быстрое прототипирование для разраб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9" calcext:value-type="float">
            <text:p>59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RegEx тренер. Изучай, выполняя реальные задачи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0" calcext:value-type="float">
            <text:p>6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Django ORM тренажёр. Изучай язык запрос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1" calcext:value-type="float">
            <text:p>6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Мини-игра. Угадай результат данного скрип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2" calcext:value-type="float">
            <text:p>6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Запросы и ответы. Тренажёр по протоколу и ответам с сервера.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63" calcext:value-type="float">
            <text:p>6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Что, python-разработчики, должны знать про сгенерированный код от ИИ в 2025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4" calcext:value-type="float">
            <text:p>64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Лучшие проекты с открытым исходным кодом в 2025 год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5" calcext:value-type="float">
            <text:p>6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Мини-игра. Как быстро ты сможешь спарсить эти данны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66" calcext:value-type="float">
            <text:p>6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Самые распространённые ошибки при вёрстке, которые я нашёл спарсив 10 000 сайт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67" calcext:value-type="float">
            <text:p>6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следование популярности Python-пакетов со временем. Графы, таблицы и графи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8" calcext:value-type="float">
            <text:p>6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Размещение Django-сайтов. Shared hosting, VPS, serverles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9" calcext:value-type="float">
            <text:p>6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Django дашборды. От моделей до график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0" calcext:value-type="float">
            <text:p>70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онструктор Структурированных данных (JSON-LD, Microdata, RDFa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1" calcext:value-type="float">
            <text:p>7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SS Selector тренажёр-инструмен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2" calcext:value-type="float">
            <text:p>7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HTML в Markdown v1 и v2 парсер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3" calcext:value-type="float">
            <text:p>7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Сохранение WYSIWYG сниппетов через UR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4" calcext:value-type="float">
            <text:p>7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лькулятор стоимости размещения сайтов на различных хостинга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5" calcext:value-type="float">
            <text:p>7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Чекер редиректов и их ответ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6" calcext:value-type="float">
            <text:p>7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струмент просмотра различий между текст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7" calcext:value-type="float">
            <text:p>7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ron визуальный генератор и тутор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8" calcext:value-type="float">
            <text:p>7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Мониторинг работы сайтов,ssl сертификатов, dns и портов через UR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9" calcext:value-type="float">
            <text:p>79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добавить микроразметку на сай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0" calcext:value-type="float">
            <text:p>80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op видов микроразметки для блогов и сайтов E-commerc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1" calcext:value-type="float">
            <text:p>8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роверить селекторы на работоспособнос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2" calcext:value-type="float">
            <text:p>8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op Python библиотек для парсинга веб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3" calcext:value-type="float">
            <text:p>8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Regex для начинающих: С визуальными подсказк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4" calcext:value-type="float">
            <text:p>8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Топ 10 RegEx паттернов, каждый разработчик должен зна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5" calcext:value-type="float">
            <text:p>8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Делаем отладку RegEx выражений как ПРО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6" calcext:value-type="float">
            <text:p>86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Почему разработчики любят Markdown. И почему я не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7" calcext:value-type="float">
            <text:p>87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Лучшие инструменты для конвертирования HTML в Markdown. Сравнени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8" calcext:value-type="float">
            <text:p>8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деи для геймфикации сай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9" calcext:value-type="float">
            <text:p>8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возможно реализовать мониторинг аптайм сай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0" calcext:value-type="float">
            <text:p>9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Webhook vs Long Polling: Что лучше подойдёт для твоего бота?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1" calcext:value-type="float">
            <text:p>9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Fixing Common SEO Issues in Minutes. Так же добавь скрипты при необходимост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2" calcext:value-type="float">
            <text:p>9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нспектор HTTP заголовк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3" calcext:value-type="float">
            <text:p>9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спектор/тестер API-точек доступ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4" calcext:value-type="float">
            <text:p>94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HTML генератор форм с различными формами отправок запросов (htmx, jquery, fetch, axios, олдскул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5" calcext:value-type="float">
            <text:p>95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Генератор пароля и тестер его сложности, плюс объясняю возможные атаки взлома парол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6" calcext:value-type="float">
            <text:p>9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Генератор кратких описаний большого текста, с ползунками управления тона текста, его краткости(лаконичности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7" calcext:value-type="float">
            <text:p>9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Json в HTML таблицы, Markdown таблицы, во встроенные графики, чарты и наоборо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8" calcext:value-type="float">
            <text:p>9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Генератор CSS анимац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9" calcext:value-type="float">
            <text:p>9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Drag&amp;Drop генератор флекс бокс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00" calcext:value-type="float">
            <text:p>10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Аниматор SVG изображений(Через SMIL 3.0, JS, CSS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01" calcext:value-type="float">
            <text:p>10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Delta Format: Anatomy of a Chang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Explain how Quill’s Delta format works, with examples of insert/delete/retain ops. Show how to manipulate it manually for advanced use cases (e.g. diffing, syncing, undo/redo).</text:p>
          </table:table-cell>
        </table:table-row>
        <table:table-row table:style-name="ro1">
          <table:table-cell table:style-name="ce149" office:value-type="float" office:value="102" calcext:value-type="float">
            <text:p>10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Parchment Library: The Hidden Engine Behind Quil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Explore how Parchment powers Quill’s document model. Talk about scopes, registries, and how blots interact.</text:p>
          </table:table-cell>
        </table:table-row>
        <table:table-row table:style-name="ro1">
          <table:table-cell table:style-name="ce149" office:value-type="float" office:value="103" calcext:value-type="float">
            <text:p>10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Performance Tuning: Rendering, MutationObserver, and Optimizati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Investigate performance bottlenecks in large documents. Share tricks like batching updates, avoiding unnecessary reflows, and optimizing custom blots.</text:p>
          </table:table-cell>
        </table:table-row>
        <table:table-row table:style-name="ro1">
          <table:table-cell table:style-name="ce149" office:value-type="float" office:value="104" calcext:value-type="float">
            <text:p>104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Building a Collaborative Quill Editor with WebSocket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Real-time editing with multiple users. Delta syncing, conflict resolution, and UX challenges.</text:p>
          </table:table-cell>
        </table:table-row>
        <table:table-row table:style-name="ro1">
          <table:table-cell table:style-name="ce149" office:value-type="float" office:value="105" calcext:value-type="float">
            <text:p>105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QuillJS + AI: Smart Suggestions Inside the Editor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dd autocomplete or inline suggestions using a local ML model or API. Could be grammar, code snippets, or markdown conversion.</text:p>
          </table:table-cell>
        </table:table-row>
        <table:table-row table:style-name="ro1">
          <table:table-cell table:style-name="ce149" office:value-type="float" office:value="106" calcext:value-type="float">
            <text:p>10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as a Markdown Editor: Custom Blots for MD Syntax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et users write in markdown but render it live with custom blots. Bonus: export to .md or HTML.</text:p>
          </table:table-cell>
        </table:table-row>
        <table:table-row table:style-name="ro1">
          <table:table-cell table:style-name="ce149" office:value-type="float" office:value="107" calcext:value-type="float">
            <text:p>10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Undo/Redo Stack for Quill: Building a History Manager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Implement a custom undo/redo system using Deltas. Include keyboard shortcuts and visual history.</text:p>
          </table:table-cell>
        </table:table-row>
        <table:table-row table:style-name="ro1">
          <table:table-cell table:style-name="ce149" office:value-type="float" office:value="108" calcext:value-type="float">
            <text:p>10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Delta Inspecto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Paste a Delta and visualize its structure. Great for debugging or learning.</text:p>
          </table:table-cell>
        </table:table-row>
        <table:table-row table:style-name="ro1">
          <table:table-cell table:style-name="ce149" office:value-type="float" office:value="109" calcext:value-type="float">
            <text:p>10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Module Sandbox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oad any module dynamically and test it in isolation. Toggle handlers, inspect events.</text:p>
          </table:table-cell>
        </table:table-row>
        <table:table-row table:style-name="ro1">
          <table:table-cell table:style-name="ce149" office:value-type="float" office:value="110" calcext:value-type="float">
            <text:p>11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Blot Builder Playground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GUI to create and preview custom blots. Export code snippets.</text:p>
          </table:table-cell>
        </table:table-row>
        <table:table-row table:style-name="ro1">
          <table:table-cell table:style-name="ce149" office:value-type="float" office:value="111" calcext:value-type="float">
            <text:p>11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Semantic Highlighter Modul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Highlight passive voice, long sentences, or clichés in the editor. Useful for bloggers and copywriters.</text:p>
          </table:table-cell>
        </table:table-row>
        <table:table-row table:style-name="ro1">
          <table:table-cell table:style-name="ce149" office:value-type="float" office:value="112" calcext:value-type="float">
            <text:p>11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Editor Theme Customize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ive preview and export of custom Quill themes (colors, fonts, spacing). Tailored for designers.</text:p>
          </table:table-cell>
        </table:table-row>
        <table:table-row table:style-name="ro1">
          <table:table-cell table:style-name="ce149" office:value-type="float" office:value="113" calcext:value-type="float">
            <text:p>11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Why I Chose Quill Over Other Editor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ersonal, opinionated comparison with TinyMCE, CKEditor, TipTap, etc. Highlight philosophy, extensibility, and quirks.</text:p>
          </table:table-cell>
        </table:table-row>
        <table:table-row table:style-name="ro1">
          <table:table-cell table:style-name="ce149" office:value-type="float" office:value="114" calcext:value-type="float">
            <text:p>11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JS Horror Stories: Bugs, Hacks, and Workaround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Share the weirdest bugs you’ve encountered and how you solved them. Devs love this kind of raw honesty.</text:p>
          </table:table-cell>
        </table:table-row>
        <table:table-row table:style-name="ro1">
          <table:table-cell table:style-name="ce149" office:value-type="float" office:value="115" calcext:value-type="float">
            <text:p>11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JS Starter Kit for Self-Taught Dev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curated bundle of your articles, tools, and code snippets. Could be a downloadable zip or interactive guide.</text:p>
          </table:table-cell>
        </table:table-row>
        <table:table-row table:style-name="ro1">
          <table:table-cell table:style-name="ce149" office:value-type="float" office:value="116" calcext:value-type="float">
            <text:p>116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Before the Compiler: How Early Programmers Wrote Cod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Punch cards, machine code, handwritten flowcharts. A visceral look at pre-modern dev life.</text:p>
          </table:table-cell>
        </table:table-row>
        <table:table-row table:style-name="ro1">
          <table:table-cell table:style-name="ce149" office:value-type="float" office:value="117" calcext:value-type="float">
            <text:p>117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Women Who Shaped Programming (Beyond Ada Lovelace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Grace Hopper, Margaret Hamilton, Radia Perlman—highlight their contributions and the systems they built.</text:p>
          </table:table-cell>
        </table:table-row>
        <table:table-row table:style-name="ro1">
          <table:table-cell table:style-name="ce149" office:value-type="float" office:value="118" calcext:value-type="float">
            <text:p>11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Programming Language Families: The Genetic Tree of Cod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Visualize how languages descend from ALGOL, Lisp, or ML. Could be interactive or timeline-based.</text:p>
          </table:table-cell>
        </table:table-row>
        <table:table-row table:style-name="ro1">
          <table:table-cell table:style-name="ce149" office:value-type="float" office:value="119" calcext:value-type="float">
            <text:p>119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he Rise of Scripting Languages: Why Python, Ruby, and JS Took Over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Sociotechnical analysis: speed, readability, community, and the web’s influence.</text:p>
          </table:table-cell>
        </table:table-row>
        <table:table-row table:style-name="ro1">
          <table:table-cell table:style-name="ce149" office:value-type="float" office:value="120" calcext:value-type="float">
            <text:p>120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What Is a Programming Language, Really?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Dive into the metaphysics: is it a tool, a medium, a worldview? Reference Wittgenstein, Chomsky, or McLuhan.</text:p>
          </table:table-cell>
        </table:table-row>
        <table:table-row table:style-name="ro1">
          <table:table-cell table:style-name="ce149" office:value-type="float" office:value="121" calcext:value-type="float">
            <text:p>121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he Aesthetics of Code: Why Some Languages Feel Beautifu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Explore syntax, whitespace, naming conventions, and how they affect cognition and emotion.</text:p>
          </table:table-cell>
        </table:table-row>
        <table:table-row table:style-name="ro1">
          <table:table-cell table:style-name="ce149" office:value-type="float" office:value="122" calcext:value-type="float">
            <text:p>12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Programming as Poetry: A Manifesto for Self-Taught Dev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ersonal, bold essay that blends your journey with reflections on elegance, clarity, and rebellion.</text:p>
          </table:table-cell>
        </table:table-row>
        <table:table-row table:style-name="ro1">
          <table:table-cell table:style-name="ce149" office:value-type="float" office:value="123" calcext:value-type="float">
            <text:p>12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he Language That Changed My Mind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ersonal story of encountering a language that reshaped how you think—could be Lisp, Haskell, or even Python.</text:p>
          </table:table-cell>
        </table:table-row>
        <table:table-row table:style-name="ro1">
          <table:table-cell table:style-name="ce149" office:value-type="float" office:value="124" calcext:value-type="float">
            <text:p>12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ode Archeology: Reverse Engineering a 1980s Program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Pick an old BASIC or Pascal snippet and walk through its logic, quirks, and constraints.</text:p>
          </table:table-cell>
        </table:table-row>
        <table:table-row table:style-name="ro1">
          <table:table-cell table:style-name="ce149" office:value-type="float" office:value="125" calcext:value-type="float">
            <text:p>12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Language Graveyard Too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layful tool that showcases defunct languages, their quirks, and what they taught us.</text:p>
          </table:table-cell>
        </table:table-row>
        <table:table-row table:style-name="ro1">
          <table:table-cell table:style-name="ce149" office:value-type="float" office:value="126" calcext:value-type="float">
            <text:p>12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ode Style Explore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Compare the same algorithm in 10 languages. Highlight syntax, verbosity, and idioms.</text:p>
          </table:table-cell>
        </table:table-row>
        <table:table-row table:style-name="ro1">
          <table:table-cell table:style-name="ce149" office:value-type="float" office:value="127" calcext:value-type="float">
            <text:p>12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Programming Timeline Generato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et users input a language and see its historical context, influences, and successors.</text:p>
          </table:table-cell>
        </table:table-row>
        <table:table-row table:style-name="ro1">
          <table:table-cell table:style-name="ce149" office:value-type="float" office:value="128" calcext:value-type="float">
            <text:p>12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Ada programming language history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29" calcext:value-type="float">
            <text:p>129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History of rust programming languag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0" calcext:value-type="float">
            <text:p>130</text:p>
          </table:table-cell>
          <table:table-cell table:style-name="ce149" office:value-type="string" calcext:value-type="string">
            <text:p>#</text:p>
          </table:table-cell>
          <table:table-cell table:style-name="ce190" office:value-type="string" calcext:value-type="string">
            <text:p>Оптимизация метатегов и линкбилдинг, мой тейк</text:p>
          </table:table-cell>
          <table:table-cell table:style-name="ce195" table:content-validation-name="val2" office:value-type="string" calcext:value-type="string">
            <text:p>ЗАВЕРШЁН</text:p>
          </table:table-cell>
          <table:table-cell table:style-name="ce256" office:value-type="date" office:date-value="2025-11-09" calcext:value-type="date">
            <text:p>11/09/25</text:p>
          </table:table-cell>
          <table:table-cell table:style-name="ce213"/>
        </table:table-row>
        <table:table-row table:style-name="ro1">
          <table:table-cell table:style-name="ce149" office:value-type="float" office:value="131" calcext:value-type="float">
            <text:p>13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россворд история языков программировани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2" calcext:value-type="float">
            <text:p>13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стория создания языка программирования javascript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3" calcext:value-type="float">
            <text:p>13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Фортран язык программирования истори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4" calcext:value-type="float">
            <text:p>134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стория языка программирования паскал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5" calcext:value-type="float">
            <text:p>135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Добавить простую систему комментирования на Django сай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Переписать, уже существующую статью</text:p>
          </table:table-cell>
        </table:table-row>
        <table:table-row table:style-name="ro1">
          <table:table-cell table:style-name="ce149" office:value-type="float" office:value="136" calcext:value-type="float">
            <text:p>136</text:p>
          </table:table-cell>
          <table:table-cell table:style-name="ce150" office:value-type="string" calcext:value-type="string">
            <text:p>#</text:p>
          </table:table-cell>
          <table:table-cell table:style-name="ce150" office:value-type="string" calcext:value-type="string">
            <text:p>Django Forms, ModelForm как использовать и зачем вообще париться</text:p>
          </table:table-cell>
          <table:table-cell table:style-name="ce162" table:content-validation-name="val2" office:value-type="string" calcext:value-type="string">
            <text:p>НЕ НАЧАТО</text:p>
          </table:table-cell>
          <table:table-cell table:style-name="ce237"/>
          <table:table-cell table:style-name="ce178" office:value-type="string" calcext:value-type="string">
            <text:p>Переписать, уже существующую статью</text:p>
          </table:table-cell>
        </table:table-row>
        <table:table-row table:style-name="ro1" table:number-rows-repeated="10484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09.24" table:style-name="ta5">
        <table:table-column table:style-name="co15" table:default-cell-style-name="ce42"/>
        <table:table-column table:style-name="co16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32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35" office:value-type="string" calcext:value-type="string">
            <text:p>Дата</text:p>
          </table:table-cell>
          <table:table-cell table:style-name="ce35" table:number-columns-repeated="16379"/>
        </table:table-row>
        <table:table-row table:style-name="ro3">
          <table:table-cell table:style-name="ce137" office:value-type="string" calcext:value-type="string">
            <text:p>Пример паралельного парсера</text:p>
          </table:table-cell>
          <table:table-cell table:style-name="ce219" table:content-validation-name="val3" office:value-type="string" calcext:value-type="string">
            <text:p>Фриланс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Улучшить представление инструментов на сайте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арсер со свопингом</text:p>
          </table:table-cell>
          <table:table-cell table:style-name="ce219" table:content-validation-name="val3" office:value-type="string" calcext:value-type="string">
            <text:p>Фриланс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работать TD и QA модели, добавить блоки к статьям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арсер с прокси</text:p>
          </table:table-cell>
          <table:table-cell table:style-name="ce219" table:content-validation-name="val3" office:value-type="string" calcext:value-type="string">
            <text:p>Фриланс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омбинированный парсер</text:p>
          </table:table-cell>
          <table:table-cell table:style-name="ce219" table:content-validation-name="val3" office:value-type="string" calcext:value-type="string">
            <text:p>Фриланс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копировать контент Case в Tool, News в Article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делать домашнюю под новые реалии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Доработать категорию инструментов, чтобы они могли ссылаться на внешние рессурсы, или быть просто скачиваеммыми файлами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обратную связь для кнопок лайка и поделиться. Исправить залипание кнопок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использованных внешних ссылок(скрипт)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похожих статей в статьях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со статьями где были спользованны те или иные td или qa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работка модели статей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4" calcext:value-type="float">
            <text:p>14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пагинатора(страниц фильтрации)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5" calcext:value-type="float">
            <text:p>15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боковой панели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общую модель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7" calcext:value-type="float">
            <text:p>17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скрипт по автоматизации вставки определений в текст статьи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8" calcext:value-type="float">
            <text:p>18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навигатора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9" calcext:value-type="float">
            <text:p>1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Определить какие статьи нужно доработать </text:p>
          </table:table-cell>
          <table:table-cell table:style-name="ce219" table:content-validation-name="val3" office:value-type="string" calcext:value-type="string">
            <text:p>Аудит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Напиши какую-нибудь личную статью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2" calcext:value-type="float">
            <text:p>2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писать ссылки на фриланс профилях</text:p>
          </table:table-cell>
          <table:table-cell table:style-name="ce219" table:content-validation-name="val3" office:value-type="string" calcext:value-type="string">
            <text:p>Организационный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3" calcext:value-type="float">
            <text:p>23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Начало доработак над ImageThief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3" calcext:value-type="float">
            <text:p>2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Оставь 3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19" table:content-validation-name="val3" office:value-type="string" calcext:value-type="string">
            <text:p>Организационный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Анализ трафика</text:p>
          </table:table-cell>
          <table:table-cell table:style-name="ce219" table:content-validation-name="val3" office:value-type="string" calcext:value-type="string">
            <text:p>Аудит трафи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Посмотри видосики про Google Trends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НЕ НАЧАТО</text:p>
          </table:table-cell>
          <table:table-cell table:content-validation-name="val4"/>
          <table:table-cell table:number-columns-repeated="16379"/>
        </table:table-row>
        <table:table-row table:style-name="ro3" table:number-rows-repeated="1048545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10.24" table:style-name="ta5">
        <table:table-column table:style-name="co19" table:default-cell-style-name="ce42"/>
        <table:table-column table:style-name="co16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32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35" office:value-type="string" calcext:value-type="string">
            <text:p>Дата</text:p>
          </table:table-cell>
          <table:table-cell table:style-name="ce35" table:number-columns-repeated="16379"/>
        </table:table-row>
        <table:table-row table:style-name="ro4">
          <table:table-cell table:style-name="ce137" office:value-type="string" calcext:value-type="string">
            <text:p>Заполнить 2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Определить возможные улучшения для отображения в поиске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3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Написать статью про то как решил проблему с ожиданием от сервера.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Написать статью про: Всё о Quill blots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2 определений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5 определений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20" table:content-validation-name="val3" office:value-type="string" calcext:value-type="string">
            <text:p>Линкбилдинг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8.9" calcext:value-type="float">
            <text:p>8,9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5 определений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 table:style-name="ce219" office:value-type="string" calcext:value-type="string">
            <text:p>Как сделать quill модуль для генерации оглавления статьи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Оставить 2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Quill formats, их расширение и виды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1.15" calcext:value-type="float">
            <text:p>11,1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19" calcext:value-type="float">
            <text:p>1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бственный quill tooltip, как сделать и как работает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9.24" calcext:value-type="float">
            <text:p>19,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20" table:content-validation-name="val3" office:value-type="string" calcext:value-type="string">
            <text:p>Линкбилдинг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20" table:content-validation-name="val3" office:value-type="string" calcext:value-type="string">
            <text:p>Линкбилдинг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3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сделать кастомную toolbar кнопку для quill редактора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8.3" calcext:value-type="float">
            <text:p>28,3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20" table:content-validation-name="val3" office:value-type="string" calcext:value-type="string">
            <text:p>Линкбилдинг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19" table:content-validation-name="val3" office:value-type="string" calcext:value-type="string">
            <text:p>Организационный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30" calcext:value-type="float">
            <text:p>30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рисовать превью для истории мёртвых языков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/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рисовать превью для история языков программирования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/>
          <table:table-cell table:number-columns-repeated="16379"/>
        </table:table-row>
        <table:table-row table:style-name="ro3" table:number-rows-repeated="104854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11.24" table:style-name="ta5">
        <table:table-column table:style-name="co20" table:default-cell-style-name="ce42"/>
        <table:table-column table:style-name="co16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32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35" office:value-type="string" calcext:value-type="string">
            <text:p>Дата</text:p>
          </table:table-cell>
          <table:table-cell table:style-name="ce35" table:number-columns-repeated="16379"/>
        </table:table-row>
        <table:table-row table:style-name="ro5">
          <table:table-cell table:style-name="ce138" office:value-type="string" calcext:value-type="string">
            <text:p>Создать django приложение для выборочного редактирования страниц фильтров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Улучшить отображения статей-серий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<text:s/>Search result parser</text:p>
          </table:table-cell>
          <table:table-cell table:style-name="ce220" table:content-validation-name="val3" office:value-type="string" calcext:value-type="string">
            <text:p>Аудит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<text:s/>Парсеров изображений и парсеров</text:p>
          </table:table-cell>
          <table:table-cell table:style-name="ce219" table:content-validation-name="val3" office:value-type="string" calcext:value-type="string">
            <text:p>Аудит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<text:s/>шейдеров, webGL, 3d</text:p>
          </table:table-cell>
          <table:table-cell table:style-name="ce220" table:content-validation-name="val3" office:value-type="string" calcext:value-type="string">
            <text:p>Аудит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django</text:p>
          </table:table-cell>
          <table:table-cell table:style-name="ce219" table:content-validation-name="val3" office:value-type="string" calcext:value-type="string">
            <text:p>Аудит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react</text:p>
          </table:table-cell>
          <table:table-cell table:style-name="ce220" table:content-validation-name="val3" office:value-type="string" calcext:value-type="string">
            <text:p>Аудит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telegram bots</text:p>
          </table:table-cell>
          <table:table-cell table:style-name="ce219" table:content-validation-name="val3" office:value-type="string" calcext:value-type="string">
            <text:p>Аудит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делать и улучшить кластер по истории</text:p>
          </table:table-cell>
          <table:table-cell table:style-name="ce219" table:content-validation-name="val3" office:value-type="string" calcext:value-type="string">
            <text:p>Аудит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backend</text:p>
          </table:table-cell>
          <table:table-cell table:style-name="ce219" table:content-validation-name="val3" office:value-type="string" calcext:value-type="string">
            <text:p>Аудит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нять как вообще можно организовать строительство ссылок</text:p>
          </table:table-cell>
          <table:table-cell table:style-name="ce219" table:content-validation-name="val3" office:value-type="string" calcext:value-type="string">
            <text:p>Линкбилдинг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Scrapers.ods#СП%20%7C%7C%20Парсер%20конкретного%20сайта" xlink:type="simple">Написать статью про то как написать парсер любого интернет-магазина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Что такое ручной парсинг? (T)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Можно ли парсить Instagram? (Q)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Scrapers.ods#СП%20%7C%7C%20Парсер%20конкретного%20сайта" xlink:type="simple">Написать статью про то как спарсить кинопоиск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Что такое облачный парсер? (Q)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Как делается парсинг? (Q)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На чем лучше всего писать парсер? (Q)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Добавить 5 ссылок на сайт</text:p>
          </table:table-cell>
          <table:table-cell table:style-name="ce220" table:content-validation-name="val3" office:value-type="string" calcext:value-type="string">
            <text:p>Линкбилдинг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19" table:content-validation-name="val3" office:value-type="string" calcext:value-type="string">
            <text:p>Организационный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 table:number-rows-repeated="1048550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12.24" table:style-name="ta5">
        <table:table-column table:style-name="co21" table:default-cell-style-name="ce42"/>
        <table:table-column table:style-name="co22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32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35" office:value-type="string" calcext:value-type="string">
            <text:p>Дата</text:p>
          </table:table-cell>
          <table:table-cell table:style-name="ce35"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История%20программирования.xlsx#СП%20%7C%7C%20Programing%20languages%20hist" xlink:type="simple">История языка программирования COBOL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История%20программирования.xlsx#QA" xlink:type="simple">How old is the Internet?(Q)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История%20программирования.xlsx#QA" xlink:type="simple">When did email first start?(Q)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9" office:value-type="string" calcext:value-type="string">
            <text:p>Как использовать аутентификацию через сгенерированный ssh ключ.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к ImageThief блок связанных заметок и статей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Переделать блоки кода на старых статьях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63" office:value-type="string" calcext:value-type="string">
            <text:p><text:a xlink:href="../Семантическое%20ядро/Группа-кластер.%20Scrapers.ods#СП%20%7C%7C%20Разработка%20парсеров" xlink:type="simple">Создание простого парсера на python, на примере парсере изображений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Записать старые заметки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5">
          <table:table-cell table:style-name="ce138" office:value-type="string" calcext:value-type="string">
            <text:p>Добавить к ImageThief добавить кнопку показа всех доступных для скачивания файлов пользователем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ТГ%20Боты.xlsx#СП%20%7C%7C%20Разработка%20телеграм%20ботов" xlink:type="simple">Виды ТГ Ботов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ТГ%20Боты.xlsx#QT" xlink:type="simple">Для чего нужен бот?(Q)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ТГ%20Боты.xlsx#QT" xlink:type="simple">Чем отличается канал от чата в Telegram?(Q)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исать старые заметки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15" calcext:value-type="float">
            <text:p>1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Анализ поведения посетителей. Что удерживает и что отталкивает</text:p>
          </table:table-cell>
          <table:table-cell table:style-name="ce220" table:content-validation-name="val3" office:value-type="string" calcext:value-type="string">
            <text:p>Аудит поведенческих факторов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18" calcext:value-type="float">
            <text:p>1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Добавить динамический парсинг ImageThief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22" calcext:value-type="float">
            <text:p>22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исать старые заметки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30" calcext:value-type="float">
            <text:p>30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19" table:content-validation-name="val3" office:value-type="string" calcext:value-type="string">
            <text:p>Организационный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31" calcext:value-type="float">
            <text:p>31</text:p>
          </table:table-cell>
          <table:table-cell table:number-columns-repeated="16379"/>
        </table:table-row>
        <table:table-row table:style-name="ro3" table:number-rows-repeated="1048557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01.25" table:style-name="ta5">
        <table:table-column table:style-name="co23" table:default-cell-style-name="ce42"/>
        <table:table-column table:style-name="co16" table:default-cell-style-name="Default"/>
        <table:table-column table:style-name="co4" table:default-cell-style-name="Default"/>
        <table:table-column table:style-name="co4" table:default-cell-style-name="ce134"/>
        <table:table-column table:style-name="co4" table:number-columns-repeated="16379" table:default-cell-style-name="Default"/>
        <table:table-row table:style-name="ro1">
          <table:table-cell table:style-name="ce233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40" office:value-type="string" calcext:value-type="string">
            <text:p>Дата</text:p>
          </table:table-cell>
          <table:table-cell table:style-name="ce35" table:number-columns-repeated="16379"/>
        </table:table-row>
        <table:table-row table:style-name="ro5">
          <table:table-cell table:style-name="ce137" office:value-type="string" calcext:value-type="string">
            <text:p><text:span text:style-name="T3">Дописать английскую версию статьи про начало пути в геймдеве </text:span><text:span text:style-name="T4">(Article)</text:span>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1.01-03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span text:style-name="T3">Геймдев, как я использовал Cocos2dx </text:span><text:span text:style-name="T4">(Article)</text:span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1.01-03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Выработать общий стиль превьюшек для статей, на SVG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01.01-15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нять и покорить Quill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1.01-31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написать инлайн тг бота <text:span text:style-name="T2">(Article)</text:span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дходит ли Python для создания ботов?<text:span text:style-name="T2"> (Q)</text:span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span text:style-name="T3">На чем зарабатывает Telegram?</text:span><text:span text:style-name="T4"> (Q)</text:span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Как создать телеграм бота с меню на выбор <text:span text:style-name="T2">(Article)</text:span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11.01-14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Как сделать базовую настройку тг бота и получить токен <text:span text:style-name="T2">(Article)</text:span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добавить переводы для телеграм бота <text:span text:style-name="T2">(Article)</text:span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58" office:value-type="string" calcext:value-type="string">
            <text:p><text:span text:style-name="T3">Что не умеют делать чат-боты?</text:span><text:span text:style-name="T4"> (Q)</text:span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58" office:value-type="string" calcext:value-type="string">
            <text:p><text:span text:style-name="T3">На чем лучше писать телеграм-бота?</text:span><text:span text:style-name="T4"> (Q)</text:span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<text:span text:style-name="T3">Про gogod unity и первую и единственную выпущенную игру LifeOfLoader </text:span><text:span text:style-name="T4">(Article)</text:span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5.01-18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учиться анимировать SVG изображения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16.01-25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Выделить из двух последних статей статьи про переводы ботов и про базовую их настройку и перелинкуй с оригиналами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7.01-19.01</text:p>
          </table:table-cell>
          <table:table-cell table:number-columns-repeated="16379"/>
        </table:table-row>
        <table:table-row table:style-name="ro5">
          <table:table-cell table:style-name="ce138" office:value-type="string" calcext:value-type="string">
            <text:p>Нарисовать и анимировать дефолтное изображение для превьюшек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25.01-31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19" table:content-validation-name="val3" office:value-type="string" calcext:value-type="string">
            <text:p>Организационный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39" table:content-validation-name="val4" office:value-type="string" calcext:value-type="string">
            <text:p>30.01</text:p>
          </table:table-cell>
          <table:table-cell table:number-columns-repeated="16379"/>
        </table:table-row>
        <table:table-row table:style-name="ro3" table:number-rows-repeated="16">
          <table:table-cell/>
          <table:table-cell table:content-validation-name="val3"/>
          <table:table-cell table:number-columns-repeated="16381"/>
        </table:table-row>
        <table:table-row table:style-name="ro3" table:number-rows-repeated="1048541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02.25" table:style-name="ta5">
        <table:table-column table:style-name="co23" table:default-cell-style-name="ce173"/>
        <table:table-column table:style-name="co24" table:default-cell-style-name="ce191"/>
        <table:table-column table:style-name="co25" table:default-cell-style-name="ce191"/>
        <table:table-column table:style-name="co26" table:default-cell-style-name="ce181"/>
        <table:table-column table:style-name="co4" table:number-columns-repeated="16380" table:default-cell-style-name="ce191"/>
        <table:table-row table:style-name="ro1">
          <table:table-cell table:style-name="ce246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40" office:value-type="string" calcext:value-type="string">
            <text:p>Дата</text:p>
          </table:table-cell>
          <table:table-cell table:style-name="Default" table:number-columns-repeated="16380"/>
        </table:table-row>
        <table:table-row table:style-name="ro1">
          <table:table-cell table:style-name="ce170" office:value-type="string" calcext:value-type="string">
            <text:p>Отправить 2 отклика</text:p>
          </table:table-cell>
          <table:table-cell table:style-name="ce251" table:content-validation-name="val3" office:value-type="string" calcext:value-type="string">
            <text:p>Фриланс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2.02-03.02</text:p>
          </table:table-cell>
          <table:table-cell table:number-columns-repeated="16380"/>
        </table:table-row>
        <table:table-row table:style-name="ro10">
          <table:table-cell table:style-name="ce175" office:value-type="string" calcext:value-type="string">
            <text:p>Статья о добавлении аутентификации пользователей 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2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Статья о добавлении поддержки многоязычности 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3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Настройка REST API для Django сайта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OneToOne vs ForeingKey (Q)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Когда использовать OneToOne (Q)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52" table:content-validation-name="val3" office:value-type="string" calcext:value-type="string">
            <text:p>Фриланс</text:p>
          </table:table-cell>
          <table:table-cell table:style-name="ce252" table:content-validation-name="val2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06.02-07.02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office:annotation draw:style-name="gr7" svg:width="1.1413in" svg:height="0.8567in" svg:x="4.4961in" svg:y="1.2406in" draw:caption-point-x="-0.2402in" draw:caption-point-y="0.5945in">
              <dc:creator>Unknown Author</dc:creator>
              <dc:date>2025-01-31T00:00:00</dc:date>
              <text:p>Исправить ошибки в Google Search Console</text:p>
              <text:p/>
            </office:annotation>
            <text:p>Проработать ссылочную структуру пагинатора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6.02-15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52" table:content-validation-name="val3" office:value-type="string" calcext:value-type="string">
            <text:p>Фриланс</text:p>
          </table:table-cell>
          <table:table-cell table:style-name="ce252" table:content-validation-name="val2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10.02-11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52" table:content-validation-name="val3" office:value-type="string" calcext:value-type="string">
            <text:p>Фриланс</text:p>
          </table:table-cell>
          <table:table-cell table:style-name="ce252" table:content-validation-name="val2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18.02-19.02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office:annotation draw:style-name="gr4" svg:width="1.1413in" svg:height="1.6343in" svg:x="4.4961in" svg:y="1.8925in" draw:caption-point-x="-0.2402in" draw:caption-point-y="0.5677in">
              <dc:creator>Unknown Author</dc:creator>
              <dc:date>2025-01-31T00:00:00</dc:date>
              <text:p>Сделать так, чтобы при написании шаблонов можно было достаточно унификализировать каждую страницу</text:p>
              <text:p/>
            </office:annotation>
            <text:p>Проработать шаблонизатор пагинатора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18.02-28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52" table:content-validation-name="val3" office:value-type="string" calcext:value-type="string">
            <text:p>Фриланс</text:p>
          </table:table-cell>
          <table:table-cell table:style-name="ce252" table:content-validation-name="val2" office:value-type="string" calcext:value-type="string">
            <text:p>ОТМЕНЁН</text:p>
          </table:table-cell>
          <table:table-cell table:style-name="ce166" office:value-type="string" calcext:value-type="string">
            <text:p>24.02-25.02</text:p>
          </table:table-cell>
          <table:table-cell table:number-columns-repeated="16380"/>
        </table:table-row>
        <table:table-row table:style-name="ro10">
          <table:table-cell table:style-name="ce170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51" table:content-validation-name="val3" office:value-type="string" calcext:value-type="string">
            <text:p>Организационный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8.02</text:p>
          </table:table-cell>
          <table:table-cell table:number-columns-repeated="16380"/>
        </table:table-row>
        <table:table-row table:style-name="ro1" table:number-rows-repeated="4">
          <table:table-cell/>
          <table:table-cell table:style-name="ce253" table:content-validation-name="val3"/>
          <table:table-cell table:style-name="ce253" table:content-validation-name="val2"/>
          <table:table-cell table:number-columns-repeated="16381"/>
        </table:table-row>
        <table:table-row table:style-name="ro1" table:number-rows-repeated="9">
          <table:table-cell table:number-columns-repeated="2"/>
          <table:table-cell table:style-name="ce253" table:content-validation-name="val2"/>
          <table:table-cell table:number-columns-repeated="16381"/>
        </table:table-row>
        <table:table-row table:style-name="ro1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3.25" table:style-name="ta5">
        <table:table-column table:style-name="co27" table:default-cell-style-name="ce175"/>
        <table:table-column table:style-name="co24" table:default-cell-style-name="ce251"/>
        <table:table-column table:style-name="co25" table:default-cell-style-name="ce251"/>
        <table:table-column table:style-name="co26" table:default-cell-style-name="ce183"/>
        <table:table-row table:style-name="ro1">
          <table:table-cell table:style-name="ce243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36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Опубликовать сайт SearchResultParser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3-15.03</text:p>
          </table:table-cell>
        </table:table-row>
        <table:table-row table:style-name="ro10">
          <table:table-cell office:value-type="string" calcext:value-type="string">
            <text:p>Доработать WYSWYG редактор (по всем возможным пунктам)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float" office:value="2.03" calcext:value-type="float">
            <text:p>2.03</text:p>
          </table:table-cell>
        </table:table-row>
        <table:table-row table:style-name="ro10">
          <table:table-cell office:value-type="string" calcext:value-type="string">
            <text:p>Добавить на сайт возможность подписываться на RSS рассылку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0">
          <table:table-cell office:value-type="string" calcext:value-type="string">
            <text:p>Добавить на сайт возможность подписываться на Email рассылку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2.03</text:p>
          </table:table-cell>
        </table:table-row>
        <table:table-row table:style-name="ro1">
          <table:table-cell office:value-type="string" calcext:value-type="string">
            <text:p>Как разворачивать сайт на хостинге от Reg.ru 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3-15.03</text:p>
          </table:table-cell>
        </table:table-row>
        <table:table-row table:style-name="ro1">
          <table:table-cell office:value-type="string" calcext:value-type="string">
            <text:p>Обновить все статьи связаные с проектом <text:s/>SRP</text:p>
          </table:table-cell>
          <table:table-cell table:content-validation-name="val3" office:value-type="string" calcext:value-type="string">
            <text:p>Доработка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15.03-30.03</text:p>
          </table:table-cell>
        </table:table-row>
        <table:table-row table:style-name="ro1">
          <table:table-cell table:style-name="ce202" office:value-type="string" calcext:value-type="string">
            <text:p>Как подключить почтовый сервис к Django сайту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252" table:content-validation-name="val2" office:value-type="string" calcext:value-type="string">
            <text:p>ОТМЕНЁН</text:p>
          </table:table-cell>
          <table:table-cell table:style-name="ce166" office:value-type="string" calcext:value-type="string">
            <text:p>15.03-30.03</text:p>
          </table:table-cell>
        </table:table-row>
        <table:table-row table:style-name="ro1">
          <table:table-cell office:value-type="string" calcext:value-type="string">
            <office:annotation draw:style-name="gr8" svg:width="1.1413in" svg:height="1.3232in" svg:x="4.3965in" svg:y="1.5697in" draw:caption-point-x="-0.2402in" draw:caption-point-y="0.5945in">
              <dc:creator>Unknown Author</dc:creator>
              <dc:date>2025-03-12T00:00:00</dc:date>
              <text:p>Превью инструментов</text:p>
              <text:p>Превью статей</text:p>
              <text:p>Превью новостей</text:p>
              <text:p>Превью заметок</text:p>
              <text:p/>
              <text:p/>
            </office:annotation>
            <text:p>Дорисовать основные превьюшки на сайт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15.03-30.03</text:p>
          </table:table-cell>
        </table:table-row>
        <table:table-row table:style-name="ro1">
          <table:table-cell table:style-name="ce202" office:value-type="string" calcext:value-type="string">
            <office:annotation draw:style-name="gr7" svg:width="1.1413in" svg:height="0.8567in" svg:x="4.3965in" svg:y="1.7783in" draw:caption-point-x="-0.2402in" draw:caption-point-y="0.5945in">
              <dc:creator>Unknown Author</dc:creator>
              <dc:date>2025-03-12T00:00:00</dc:date>
              <text:p>3 панорамы для страницы about</text:p>
              <text:p>1 панорама для страницы contacts</text:p>
            </office:annotation>
            <text:p>Дорисовать дополнительные превьюшки на сайт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252" table:content-validation-name="val2" office:value-type="string" calcext:value-type="string">
            <text:p>ОТМЕНЁН</text:p>
          </table:table-cell>
          <table:table-cell table:style-name="ce166" office:value-type="string" calcext:value-type="string">
            <text:p>15.03-30.03</text:p>
          </table:table-cell>
        </table:table-row>
        <table:table-row table:style-name="ro1">
          <table:table-cell office:value-type="string" calcext:value-type="string">
            <text:p>Определиться со следующим проектом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float" office:value="31.03" calcext:value-type="float">
            <text:p>31.03</text:p>
          </table:table-cell>
        </table:table-row>
        <table:table-row table:style-name="ro10">
          <table:table-cell table:style-name="ce170" office:value-type="string" calcext:value-type="string">
            <text:p>Составить график развития и мониторинга сайта на следующий месяц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31.03</text:p>
          </table:table-cell>
        </table:table-row>
        <table:table-row table:style-name="ro11">
          <table:table-cell table:style-name="ce170" office:value-type="string" calcext:value-type="string">
            <text:p>Настроить метрику для сбора таких целей как: <text:span text:style-name="T2">лайк</text:span>, <text:span text:style-name="T2">поделиться</text:span>, <text:span text:style-name="T2">фидбэк</text:span>, в <text:span text:style-name="T2">закладку</text:span>, <text:span text:style-name="T2">комментарий, подписка на email рассылку, подписка на rss</text:span>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office:annotation draw:style-name="gr9" svg:width="1.1413in" svg:height="2.2563in" svg:x="4.3965in" svg:y="3.2929in" draw:caption-point-x="-0.2402in" draw:caption-point-y="0.5945in">
              <dc:creator>Unknown Author</dc:creator>
              <dc:date>2025-02-28T00:00:00</dc:date>
              <text:p>Удалить все сраницы с тегами и запретить к индексированию. Создать sitemap.xml для нумерованных страниц пагинации + кастомизированных страниц пагинации</text:p>
              <text:p/>
            </office:annotation>
            <text:p>Починить СП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text:p>Переделать домашнюю страницу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office:annotation draw:style-name="gr1" svg:width="1.1413in" svg:height="1.1677in" svg:x="4.3965in" svg:y="3.7094in" draw:caption-point-x="-0.2402in" draw:caption-point-y="0.5945in">
              <dc:creator>Unknown Author</dc:creator>
              <dc:date>2025-02-28T00:00:00</dc:date>
              <text:p>Убрать возможность переходить на их страницы убрать их пагинатор</text:p>
              <text:p/>
            </office:annotation>
            <text:p>Переделать td и qa категории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text:p>Переделать страницу обо мне</text:p>
          </table:table-cell>
          <table:table-cell table:content-validation-name="val3" office:value-type="string" calcext:value-type="string">
            <text:p>Доработка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3"/>
          <table:table-cell table:style-name="ce253" table:content-validation-name="val3"/>
          <table:table-cell table:style-name="ce253" table:content-validation-name="val2"/>
          <table:table-cell table:style-name="ce179" table:content-validation-name="val4"/>
        </table:table-row>
      </table:table>
      <table:table table:name="04.25" table:style-name="ta5">
        <table:table-column table:style-name="co28" table:default-cell-style-name="ce173"/>
        <table:table-column table:style-name="co29" table:default-cell-style-name="ce208"/>
        <table:table-column table:style-name="co30" table:default-cell-style-name="ce208"/>
        <table:table-column table:style-name="co31" table:default-cell-style-name="ce208"/>
        <table:table-column table:style-name="co4" table:number-columns-repeated="16380" table:default-cell-style-name="ce208"/>
        <table:table-row table:style-name="ro1">
          <table:table-cell table:style-name="ce246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40" office:value-type="string" calcext:value-type="string">
            <text:p>Дата</text:p>
          </table:table-cell>
          <table:table-cell table:style-name="Default" table:number-columns-repeated="16380"/>
        </table:table-row>
        <table:table-row table:style-name="ro1">
          <table:table-cell table:style-name="ce170" office:value-type="string" calcext:value-type="string">
            <text:p>Как сделать "Форму обратной связи" django + htmx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office:value-type="string" calcext:value-type="string">
            <text:p>Как добавить подписку на почтовую рассылку django + htmx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234" office:value-type="string" calcext:value-type="string">
            <text:p>Как добавить комментарии на сайт django + htmx</text:p>
          </table:table-cell>
          <table:table-cell table:style-name="ce266" table:content-validation-name="val3" office:value-type="string" calcext:value-type="string">
            <text:p>Доработка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office:value-type="string" calcext:value-type="string">
            <text:p>Как сделать с-му аутентификации на сайт django + allauth + htmx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170" office:value-type="string" calcext:value-type="string">
            <text:p>Как добавить на сайт простой пагинатор постов django + htmx Ч 1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170" office:value-type="string" calcext:value-type="string">
            <text:p>Как добавить к простому пагинатору на сайт фильтры django + htmx Ч 2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234" office:value-type="string" calcext:value-type="string">
            <text:p>Как добавить к простому пагинатору строку поиска django + htmx Ч 3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Как настроить и использовать git без github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Расказать про аналоги QuillJS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Пересобрать СЯ для timthewebmaster.com</text:p>
          </table:table-cell>
          <table:table-cell table:style-name="ce251" table:content-validation-name="val3" office:value-type="string" calcext:value-type="string">
            <text:p>Организационный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настроить 4xx и 5хх страницы django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добавить к django сайту "хлебные крошки"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добавить к django сайту sitemap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234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66" table:content-validation-name="val3" office:value-type="string" calcext:value-type="string">
            <text:p>Организационный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31.04</text:p>
          </table:table-cell>
          <table:table-cell table:number-columns-repeated="16380"/>
        </table:table-row>
        <table:table-row table:style-name="ro1">
          <table:table-cell table:style-name="ce234" office:value-type="string" calcext:value-type="string">
            <text:p>Как добавить RSS на сайт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3" table:number-rows-repeated="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5.25" table:style-name="ta5">
        <table:table-column table:style-name="co32" table:default-cell-style-name="Default"/>
        <table:table-column table:style-name="co33" table:default-cell-style-name="ce266"/>
        <table:table-column table:style-name="co25" table:default-cell-style-name="ce266"/>
        <table:table-column table:style-name="co4" table:default-cell-style-name="Default"/>
        <table:table-row table:style-name="ro1">
          <table:table-cell table:style-name="ce246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40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ссылок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office:annotation draw:style-name="gr3" svg:width="1.1413in" svg:height="0.7083in" svg:x="8.9161in" svg:y="0in" draw:caption-point-x="-0.2402in" draw:caption-point-y="0.2122in">
              <dc:creator>Unknown Author</dc:creator>
              <dc:date>2025-05-07T00:00:00</dc:date>
              <text:p>С 27.04 По 05.05</text:p>
              <text:p/>
            </office:annotation>
            <text:p>05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текста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исходного кода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заголовков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0">
          <table:table-cell table:style-name="ce234" office:value-type="string" calcext:value-type="string">
            <text:p>Сделать инструмент, кроссворд история языков программирования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table:style-name="ce234" office:value-type="string" calcext:value-type="string">
            <text:p>Сделать инструмент, python calculator with history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table:style-name="ce170" office:value-type="string" calcext:value-type="string">
            <text:p>Доработать инструмент, редактор постов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7</text:p>
          </table:table-cell>
        </table:table-row>
        <table:table-row table:style-name="ro1">
          <table:table-cell table:style-name="ce170" office:value-type="string" calcext:value-type="string">
            <text:p>Доработать инструмент, RSS просмотра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6</text:p>
          </table:table-cell>
        </table:table-row>
        <table:table-row table:style-name="ro1">
          <table:table-cell table:style-name="ce170" office:value-type="string" calcext:value-type="string">
            <text:p>Провести SEO оптимизацию метатегов №1</text:p>
          </table:table-cell>
          <table:table-cell table:style-name="ce251" table:content-validation-name="val3" office:value-type="string" calcext:value-type="string">
            <text:p>Доработка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1.05</text:p>
          </table:table-cell>
        </table:table-row>
        <table:table-row table:style-name="ro1" table:number-rows-repeated="24">
          <table:table-cell/>
          <table:table-cell table:content-validation-name="val3"/>
          <table:table-cell table:content-validation-name="val2"/>
          <table:table-cell/>
        </table:table-row>
        <table:table-row table:style-name="ro1">
          <table:table-cell/>
          <table:table-cell table:style-name="Default"/>
          <table:table-cell table:content-validation-name="val2"/>
          <table:table-cell/>
        </table:table-row>
      </table:table>
      <table:table table:name="06.25" table:style-name="ta5">
        <table:table-column table:style-name="co34" table:default-cell-style-name="ce253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row table:style-name="ro1">
          <table:table-cell table:style-name="ce246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40" office:value-type="string" calcext:value-type="string">
            <text:p>Дата</text:p>
          </table:table-cell>
        </table:table-row>
        <table:table-row table:style-name="ro1">
          <table:table-cell table:style-name="ce234" office:value-type="string" calcext:value-type="string">
            <text:p>Статья, история программирования, топ книг по теме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Статья, история языков программирования <text:s/>джава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2.06 -10.06</text:p>
          </table:table-cell>
        </table:table-row>
        <table:table-row table:style-name="ro1">
          <table:table-cell table:style-name="ce234" office:value-type="string" calcext:value-type="string">
            <text:p>Статья, история веб программирования</text:p>
          </table:table-cell>
          <table:table-cell table:style-name="ce266" table:content-validation-name="val3" office:value-type="string" calcext:value-type="string">
            <text:p>Доработка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история создания языка программирования javascript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история развития алгоритмов и программирования 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history of programming paradigms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Анализ проведённой SEO оптимизации метатегов №1</text:p>
          </table:table-cell>
          <table:table-cell table:style-name="ce251" table:content-validation-name="val3" office:value-type="string" calcext:value-type="string">
            <text:p>Доработка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1.06</text:p>
          </table:table-cell>
        </table:table-row>
        <table:table-row table:style-name="ro1">
          <table:table-cell table:style-name="ce170" office:value-type="string" calcext:value-type="string">
            <text:p>Провести SEO оптимизацию метатегов №2</text:p>
          </table:table-cell>
          <table:table-cell table:style-name="ce251" table:content-validation-name="val3" office:value-type="string" calcext:value-type="string">
            <text:p>Доработка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6.06</text:p>
          </table:table-cell>
        </table:table-row>
        <table:table-row table:style-name="ro1">
          <table:table-cell table:style-name="ce170" office:value-type="string" calcext:value-type="string">
            <text:p>Переписать статью про размещение сайтов на beget</text:p>
          </table:table-cell>
          <table:table-cell table:style-name="ce251" table:content-validation-name="val3" office:value-type="string" calcext:value-type="string">
            <text:p>Доработка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5.07</text:p>
          </table:table-cell>
        </table:table-row>
        <table:table-row table:style-name="ro1">
          <table:table-cell table:style-name="ce170" office:value-type="string" calcext:value-type="string">
            <text:p>Переписать статью про размещение сайтов на reg</text:p>
          </table:table-cell>
          <table:table-cell table:style-name="ce251" table:content-validation-name="val3" office:value-type="string" calcext:value-type="string">
            <text:p>Доработка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3.07</text:p>
          </table:table-cell>
        </table:table-row>
        <table:table-row table:style-name="ro1">
          <table:table-cell table:style-name="ce234" office:value-type="string" calcext:value-type="string">
            <text:p>Переписать статью про создание форм на django</text:p>
          </table:table-cell>
          <table:table-cell table:style-name="ce266" table:content-validation-name="val3" office:value-type="string" calcext:value-type="string">
            <text:p>Доработка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0">
          <table:table-cell table:style-name="ce234" office:value-type="string" calcext:value-type="string">
            <text:p>Переписать статью про добавление системы комментариев на сайт</text:p>
          </table:table-cell>
          <table:table-cell table:style-name="ce266" table:content-validation-name="val3" office:value-type="string" calcext:value-type="string">
            <text:p>Доработка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51" office:value-type="string" calcext:value-type="string">
            <text:p>Нарисовать Анимированное SVG изображение для не найденных изображений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2.06</text:p>
          </table:table-cell>
        </table:table-row>
        <table:table-row table:style-name="ro1">
          <table:table-cell table:style-name="ce251" office:value-type="string" calcext:value-type="string">
            <text:p>Покрыть тестами Main, Post, PagiScroll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5.06</text:p>
          </table:table-cell>
        </table:table-row>
        <table:table-row table:style-name="ro1" table:number-rows-repeated="24">
          <table:table-cell/>
          <table:table-cell table:style-name="ce266" table:content-validation-name="val3"/>
          <table:table-cell table:style-name="ce266" table:content-validation-name="val2"/>
          <table:table-cell/>
        </table:table-row>
        <table:table-row table:style-name="ro1" table:number-rows-repeated="1048535">
          <table:table-cell table:number-columns-repeated="4"/>
        </table:table-row>
        <table:table-row table:style-name="ro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07.25" table:style-name="ta5">
        <table:table-column table:style-name="co36" table:default-cell-style-name="ce234"/>
        <table:table-column table:style-name="co24" table:default-cell-style-name="ce266"/>
        <table:table-column table:style-name="co37" table:default-cell-style-name="ce266"/>
        <table:table-column table:style-name="co4" table:default-cell-style-name="Default"/>
        <table:table-row table:style-name="ro1">
          <table:table-cell table:style-name="ce246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40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Статья размещения на хостинге, digitalocean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Статья размещения на хостинге, timeweb django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5.07</text:p>
          </table:table-cell>
        </table:table-row>
        <table:table-row table:style-name="ro1">
          <table:table-cell office:value-type="string" calcext:value-type="string">
            <text:p>Статья размещения на хостинге, hoster.by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Статья размещения на хостинге, hostfly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Как перенести сайт с одного хостинга на другой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Как разместить сайт, serverless django 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Анализ проведённой SEO оптимизации метатегов №3</text:p>
          </table:table-cell>
          <table:table-cell table:style-name="ce251" table:content-validation-name="val3" office:value-type="string" calcext:value-type="string">
            <text:p>Доработка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1.07</text:p>
          </table:table-cell>
        </table:table-row>
        <table:table-row table:style-name="ro1" table:number-rows-repeated="15">
          <table:table-cell/>
          <table:table-cell table:content-validation-name="val3"/>
          <table:table-cell table:content-validation-name="val2"/>
          <table:table-cell/>
        </table:table-row>
        <table:table-row table:style-name="ro1" table:number-rows-repeated="16">
          <table:table-cell table:style-name="Default"/>
          <table:table-cell table:content-validation-name="val3"/>
          <table:table-cell table:content-validation-name="val2"/>
          <table:table-cell/>
        </table:table-row>
        <table:table-row table:style-name="ro1">
          <table:table-cell table:style-name="Default"/>
          <table:table-cell table:content-validation-name="val3"/>
          <table:table-cell table:content-validation-name="val2"/>
          <table:table-cell/>
        </table:table-row>
      </table:table>
      <table:table table:name="08.25" table:style-name="ta5">
        <table:table-column table:style-name="co38" table:default-cell-style-name="ce234"/>
        <table:table-column table:style-name="co24" table:default-cell-style-name="ce266"/>
        <table:table-column table:style-name="co25" table:default-cell-style-name="ce266"/>
        <table:table-column table:style-name="co4" table:default-cell-style-name="Default"/>
        <table:table-row table:style-name="ro1">
          <table:table-cell table:style-name="ce246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40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Статья, django use, для чего и как используют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Статья, структура django, структура проекта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, книги по django, о топе книг по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0">
          <table:table-cell office:value-type="string" calcext:value-type="string">
            <text:p>Статья, django practice, лучшие практики при разработке приложений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, бесплатный хостинг для парсера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0">
          <table:table-cell office:value-type="string" calcext:value-type="string">
            <text:p>Статья, web scraping companies, какие компании занимаются парсингом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 про сравнение производительности баз данных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 table:number-rows-repeated="18">
          <table:table-cell/>
          <table:table-cell table:content-validation-name="val3"/>
          <table:table-cell table:content-validation-name="val2"/>
          <table:table-cell/>
        </table:table-row>
        <table:table-row table:style-name="ro1" table:number-rows-repeated="14">
          <table:table-cell table:style-name="Default"/>
          <table:table-cell table:content-validation-name="val3"/>
          <table:table-cell table:content-validation-name="val2"/>
          <table:table-cell/>
        </table:table-row>
        <table:table-row table:style-name="ro1">
          <table:table-cell table:style-name="Default"/>
          <table:table-cell table:content-validation-name="val3"/>
          <table:table-cell table:content-validation-name="val2"/>
          <table:table-cell/>
        </table:table-row>
      </table:table>
      <table:table table:name="Партнёрские программы" table:style-name="ta1">
        <office:forms form:automatic-focus="false" form:apply-design-mode="false"/>
        <table:table-column table:style-name="co39" table:default-cell-style-name="ce271"/>
        <table:table-column table:style-name="co40" table:default-cell-style-name="ce275"/>
        <table:table-column table:style-name="co4" table:default-cell-style-name="ce278"/>
        <table:table-row table:style-name="ro12">
          <table:table-cell table:style-name="ce269" office:value-type="string" calcext:value-type="string">
            <text:p>Донор</text:p>
          </table:table-cell>
          <table:table-cell table:style-name="ce269" office:value-type="string" calcext:value-type="string">
            <text:p>Акцептор(Донор)</text:p>
          </table:table-cell>
          <table:table-cell table:style-name="ce269" office:value-type="string" calcext:value-type="string">
            <text:p>Статус</text:p>
          </table:table-cell>
        </table:table-row>
        <table:table-row table:style-name="ro1">
          <table:table-cell table:style-name="ce270" office:value-type="string" calcext:value-type="string">
            <text:p><text:a xlink:href="https://timthewebmaster.com/admin/Post/article/208/change/" xlink:type="simple">kak-razvernut-django-sajt-na-reg </text:a></text:p>
          </table:table-cell>
          <table:table-cell table:style-name="ce274" table:content-validation-name="val5" office:value-type="string" calcext:value-type="string">
            <text:p>Reg.ru (Хостинг)</text:p>
          </table:table-cell>
          <table:table-cell table:style-name="ce277"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54/change/" xlink:type="simple">kak-zagruzit-sajt-na-hosting-beget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ru/articles/kak-razvernut-django-sajt-na-timeweb/" xlink:type="simple">kak-razvernut-django-sajt-na-timeweb</text:a>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36/change/" xlink:type="simple">how-to-deploy-telegram-bot-on-server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200/change/" xlink:type="simple">how-to-write-google-search-results-scraper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64/change/" xlink:type="simple">kak-napisat-parser-sajta-kinopoisk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91/change/" xlink:type="simple">kak-sdelat-inlajn-telegram-bota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72/change/" xlink:type="simple">kak-sdelat-prostoiy-parser-na-python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60/change/" xlink:type="simple">online-store-scraping-wildberries-example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95/change/" xlink:type="simple">perevod-telegram-bota-na-drugie-yazyki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3/change/" xlink:type="simple">quill-blots </text:a></text:p>
          </table:table-cell>
          <table:table-cell table:content-validation-name="val5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6/change/" xlink:type="simple">quill-custom-button </text:a></text:p>
          </table:table-cell>
          <table:table-cell table:content-validation-name="val5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7/change/" xlink:type="simple">quill-custom-module-table-of-contents </text:a></text:p>
          </table:table-cell>
          <table:table-cell table:content-validation-name="val5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4/change/" xlink:type="simple">quill-formats </text:a></text:p>
          </table:table-cell>
          <table:table-cell table:content-validation-name="val5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5/change/" xlink:type="simple">quill-link-tooltip </text:a></text:p>
          </table:table-cell>
          <table:table-cell table:content-validation-name="val5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4/change/" xlink:type="simple">quizbot-bot-for-telegram </text:a>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table:style-name="ce272" office:value-type="string" calcext:value-type="string">
            <text:p><text:a xlink:href="https://timthewebmaster.com/admin/Post/article/205/change/" xlink:type="simple">about-not-canonical-pages-and-pagination-problems-while-indexing </text:a></text:p>
          </table:table-cell>
          <table:table-cell table:content-validation-name="val5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206/change/" xlink:type="simple">seo-audit-for-blog-in-january-february </text:a></text:p>
          </table:table-cell>
          <table:table-cell table:content-validation-name="val5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94/change/" xlink:type="simple">sozdanie-tokena-i-nastrojka-telegram-bota </text:a>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1/change/" xlink:type="simple">stalled-server-response-investigation-and-solution </text:a></text:p>
          </table:table-cell>
          <table:table-cell table:content-validation-name="val5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207/change/" xlink:type="simple">zarabotok-na-fajloobmennika </text:a></text:p>
          </table:table-cell>
          <table:table-cell table:content-validation-name="val5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11/change/" xlink:type="simple">image_thief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217/change/" xlink:type="simple">link-thief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42/change/" xlink:type="simple">rss-reader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40/change/" xlink:type="simple">shader-toy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75/change/" xlink:type="simple">telegram-bot-notepad </text:a>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table:style-name="ce273" office:value-type="string" calcext:value-type="string">
            <text:p><text:a xlink:href="https://timthewebmaster.com/admin/Post/tool/218/change/" xlink:type="simple">text-thief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style-name="ce279" table:content-validation-name="val6" office:value-type="string" calcext:value-type="string">
            <text:p>НЕТУ</text:p>
          </table:table-cell>
        </table:table-row>
      </table:table>
      <table:table table:name="09.25" table:style-name="ta6">
        <table:table-column table:style-name="co41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4" table:default-cell-style-name="ce134"/>
        <table:table-row table:style-name="ro1">
          <table:table-cell table:style-name="ce246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40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Перевод сайта на новую структуру (HTMX + TailwindCSS)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1" calcext:value-type="date">
            <text:p>11.09.25</text:p>
          </table:table-cell>
        </table:table-row>
        <table:table-row table:style-name="ro1">
          <table:table-cell table:style-name="ce170" office:value-type="string" calcext:value-type="string">
            <text:p>Переработка и переосмысление инструмента WYSIWYG Editor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1" calcext:value-type="date">
            <text:p>11.09.25</text:p>
          </table:table-cell>
        </table:table-row>
        <table:table-row table:style-name="ro1">
          <table:table-cell table:style-name="ce190" office:value-type="string" calcext:value-type="string">
            <text:p>Оптимизация метатегов и линкбилдинг, мой тейк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195" table:content-validation-name="val2" office:value-type="string" calcext:value-type="string">
            <text:p>ЗАВЕРШЁН</text:p>
          </table:table-cell>
          <table:table-cell table:style-name="ce256" office:value-type="date" office:date-value="2025-11-09" calcext:value-type="date">
            <text:p>11/09/25</text:p>
          </table:table-cell>
        </table:table-row>
        <table:table-row table:style-name="ro1" table:number-rows-repeated="21">
          <table:table-cell table:style-name="ce234"/>
          <table:table-cell table:style-name="ce266" table:content-validation-name="val3"/>
          <table:table-cell table:style-name="ce266" table:content-validation-name="val2"/>
          <table:table-cell table:style-name="ce209" table:content-validation-name="val4"/>
        </table:table-row>
        <table:table-row table:style-name="ro1" table:number-rows-repeated="16">
          <table:table-cell/>
          <table:table-cell table:style-name="ce266" table:content-validation-name="val3"/>
          <table:table-cell table:style-name="ce266" table:content-validation-name="val2"/>
          <table:table-cell/>
        </table:table-row>
        <table:table-row table:style-name="ro3" table:number-rows-repeated="1048534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3" table:target-range-address="'Идеи статей|инструментов'.A1:'Идеи статей|инструментов'.F101">
          <table:sort>
            <table:sort-by table:field-number="0" table:data-type="automatic"/>
          </table:sort>
        </table:database-range>
        <table:database-range table:name="__Anonymous_Sheet_DB__4" table:target-range-address="'09.24'.A1:'09.24'.D29" table:display-filter-buttons="true">
          <table:sort>
            <table:sort-by table:field-number="3" table:data-type="automatic"/>
          </table:sort>
        </table:database-range>
        <table:database-range table:name="__Anonymous_Sheet_DB__5" table:target-range-address="'10.24'.A1:'10.24'.D32" table:display-filter-buttons="true">
          <table:sort>
            <table:sort-by table:field-number="3" table:data-type="automatic"/>
          </table:sort>
        </table:database-range>
        <table:database-range table:name="__Anonymous_Sheet_DB__6" table:target-range-address="'11.24'.A1:'11.24'.D25" table:display-filter-buttons="true">
          <table:sort>
            <table:sort-by table:field-number="3" table:data-type="automatic"/>
          </table:sort>
        </table:database-range>
        <table:database-range table:name="__Anonymous_Sheet_DB__7" table:target-range-address="'12.24'.A1:'12.24'.D18" table:display-filter-buttons="true">
          <table:sort>
            <table:sort-by table:field-number="3" table:data-type="automatic"/>
          </table:sort>
        </table:database-range>
        <table:database-range table:name="__Anonymous_Sheet_DB__8" table:target-range-address="'01.25'.A1:'01.25'.D18" table:display-filter-buttons="true">
          <table:sort>
            <table:sort-by table:field-number="3" table:data-type="automatic"/>
          </table:sort>
        </table:database-range>
        <table:database-range table:name="__Anonymous_Sheet_DB__9" table:target-range-address="'02.25'.A1:'02.25'.D14" table:display-filter-buttons="true">
          <table:sort>
            <table:sort-by table:field-number="3" table:data-type="automatic"/>
          </table:sort>
        </table:database-range>
        <table:database-range table:name="__Anonymous_Sheet_DB__11" table:target-range-address="'04.25'.A1:'04.25'.D15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3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8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69">
      <number:day number:style="long"/>
      <number:text>.</number:text>
      <number:month number:style="long"/>
      <number:text>.</number:text>
      <number:year number:style="long"/>
    </number:date-style>
    <number:date-style style:name="N170">
      <number:day/>
      <number:text>.</number:text>
      <number:month/>
      <number:text>.</number:text>
      <number:year number:style="long"/>
    </number:date-style>
    <number:currency-style style:name="N17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currency-style style:name="N17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6P0"/>
    </number:currency-style>
    <number:number-style style:name="N17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8P2" style:volatile="true">
      <number:text loext:blank-width-char="("> </number:text>
      <number:fill-character> </number:fill-character>
      <number:text>- _)</number:text>
    </number:number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1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81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1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4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4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4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4">
      <number:text loext:blank-width-char="("> </number:text>
      <number:text-content/>
      <number:text loext:blank-width-char=")"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 style:data-style-name="N2" text:time-value="07:21:09.9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2T11:53:39.095000000</meta:creation-date>
    <dc:date>2025-09-16T07:30:55.877000000</dc:date>
    <meta:editing-duration>P1DT19H43M41S</meta:editing-duration>
    <meta:editing-cycles>298</meta:editing-cycles>
    <meta:generator>LibreOffice/24.2.1.2$Windows_X86_64 LibreOffice_project/db4def46b0453cc22e2d0305797cf981b68ef5ac</meta:generator>
    <meta:document-statistic meta:table-count="18" meta:cell-count="1786" meta:object-count="0"/>
  </office:meta>
</office:document-meta>
</file>